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SansMono" svg:font-family="DejaVuSansMono" style:font-family-generic="modern" style:font-pitch="fixed"/>
    <style:font-face style:name="DejaVuSansMono-Bold" svg:font-family="DejaVuSansMono-Bold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 style:writing-mode="lr-tb"/>
    </style:style>
    <style:style style:name="P13" style:family="paragraph" style:parent-style-name="Standard">
      <style:paragraph-properties fo:text-align="start" style:justify-single-word="false"/>
      <style:text-properties officeooo:paragraph-rsid="00274ea8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pt" fo:language="es" fo:country="ES" fo:font-style="normal" style:text-underline-style="none" fo:font-weight="bold" style:font-size-asian="10pt" style:font-style-asian="normal" style:font-weight-asian="bold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pt" fo:language="es" fo:country="E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0pt" fo:language="es" fo:country="ES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text-properties fo:font-size="16pt" fo:font-style="italic" style:font-size-asian="16pt" style:font-style-asian="italic" style:font-size-complex="16pt" style:font-style-complex="italic"/>
    </style:style>
    <style:style style:name="P28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30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P32" style:family="paragraph" style:parent-style-name="Standard">
      <style:text-properties style:font-name="Liberation Serif" fo:font-size="10pt" fo:font-style="normal" style:text-underline-style="none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Liberation Serif" fo:font-size="10pt" fo:font-style="normal" style:text-underline-style="none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officeooo:paragraph-rsid="00318357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officeooo:rsid="0032d147" officeooo:paragraph-rsid="0032d147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bold" style:font-name-asian="Liberation Serif" style:font-size-asian="10pt" style:font-style-asian="normal" style:font-weight-asian="bold" style:font-name-complex="Liberation Serif" style:font-size-complex="10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bold" style:font-name-asian="Liberation Serif" style:font-size-asian="8.75pt" style:font-style-asian="normal" style:font-weight-asian="bold" style:font-name-complex="Liberation Serif" style:font-size-complex="10pt" style:font-style-complex="normal" style:font-weight-complex="bold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Liberation Serif" fo:font-size="10pt" fo:font-style="normal" style:text-underline-style="none" fo:font-weight="bold" style:font-name-asian="Liberation Serif" style:font-size-asian="8.75pt" style:font-style-asian="normal" style:font-weight-asian="bold" style:font-name-complex="Liberation Serif" style:font-size-complex="10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solid" style:text-underline-width="auto" style:text-underline-color="font-color" fo:font-weight="bold" style:font-name-asian="Liberation Serif" style:font-size-asian="8.75pt" style:font-style-asian="normal" style:font-weight-asian="bold" style:font-name-complex="Liberation Serif" style:font-size-complex="10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solid" style:text-underline-width="auto" style:text-underline-color="font-color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0pt" fo:font-style="italic" style:text-underline-style="none" fo:font-weight="normal" style:font-name-asian="Liberation Serif" style:font-size-asian="8.75pt" style:font-style-asian="italic" style:font-weight-asian="normal" style:font-name-complex="Liberation Serif" style:font-size-complex="10pt" style:font-style-complex="italic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Liberation Serif" fo:font-size="10pt" fo:font-style="italic" style:text-underline-style="none" fo:font-weight="normal" style:font-name-asian="Liberation Serif" style:font-size-asian="8.75pt" style:font-style-asian="italic" style:font-weight-asian="normal" style:font-name-complex="Liberation Serif" style:font-size-complex="10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0pt" fo:font-style="italic" style:text-underline-style="none" fo:font-weight="normal" style:font-name-asian="Liberation Serif" style:font-size-asian="10pt" style:font-style-asian="italic" style:font-weight-asian="normal" style:font-name-complex="Liberation Serif" style:font-size-complex="10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0pt" fo:font-style="italic" style:text-underline-style="solid" style:text-underline-width="auto" style:text-underline-color="font-color" fo:font-weight="normal" style:font-name-asian="Liberation Serif" style:font-size-asian="8.75pt" style:font-style-asian="italic" style:font-weight-asian="normal" style:font-name-complex="Liberation Serif" style:font-size-complex="10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style:font-name-asian="Liberation Serif" style:font-size-asian="16pt" style:font-style-asian="normal" style:font-weight-asian="normal" style:font-name-complex="Liberation Serif" style:font-size-complex="16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1" fo:font-size="10pt" fo:font-style="italic" style:text-underline-style="none" fo:font-weight="normal" style:font-name-asian="Liberation Serif" style:font-size-asian="8.75pt" style:font-style-asian="italic" style:font-weight-asian="normal" style:font-name-complex="Liberation Serif" style:font-size-complex="10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Liberation Serif1" fo:font-size="10pt" fo:font-style="normal" style:text-underline-style="none" fo:font-weight="normal" style:font-name-asian="DejaVuSansMono-Bold" style:font-size-asian="10pt" style:font-style-asian="normal" style:font-weight-asian="normal" style:font-name-complex="DejaVuSansMono-Bold" style:font-size-complex="10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DejaVu Sans" fo:font-size="10pt" fo:font-style="normal" style:text-underline-style="none" fo:font-weight="normal" style:font-name-asian="DejaVuSansMono-Bold" style:font-size-asian="10pt" style:font-style-asian="normal" style:font-weight-asian="normal" style:font-name-complex="DejaVuSansMono-Bold" style:font-size-complex="10pt" style:font-style-complex="normal" style:font-weight-complex="normal"/>
    </style:style>
    <style:style style:name="P50" style:family="paragraph" style:parent-style-name="Standard">
      <style:paragraph-properties fo:text-align="start" style:justify-single-word="false" style:text-autospace="none"/>
      <style:text-properties fo:color="#000000" loext:opacity="100%" style:font-name="DejaVu Sans" fo:font-size="9pt" style:font-name-asian="DejaVuSansMono-Bold" style:font-size-asian="9pt" style:font-name-complex="DejaVuSansMono-Bold" style:font-size-complex="9pt"/>
    </style:style>
    <style:style style:name="P51" style:family="paragraph" style:parent-style-name="Standard">
      <style:paragraph-properties fo:text-align="start" style:justify-single-word="false" style:text-autospace="none"/>
      <style:text-properties fo:color="#000000" loext:opacity="100%" style:font-name="DejaVu Sans" fo:font-size="9pt" fo:font-weight="normal" style:font-name-asian="DejaVuSansMono-Bold" style:font-size-asian="9pt" style:font-weight-asian="normal" style:font-name-complex="DejaVuSansMono-Bold" style:font-size-complex="9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DejaVu Sans" fo:font-size="9pt" fo:font-style="italic" style:text-underline-style="none" fo:font-weight="normal" style:font-name-asian="DejaVuSansMono-Bold" style:font-size-asian="9pt" style:font-style-asian="italic" style:font-weight-asian="normal" style:font-name-complex="DejaVuSansMono-Bold" style:font-size-complex="9pt" style:font-style-complex="italic" style:font-weight-complex="normal"/>
    </style:style>
    <style:style style:name="P53" style:family="paragraph" style:parent-style-name="Standard">
      <style:paragraph-properties fo:text-align="start" style:justify-single-word="false" style:text-autospace="none"/>
      <style:text-properties fo:color="#000000" loext:opacity="100%" style:font-name="DejaVu Sans" fo:font-size="9pt" fo:font-style="italic" style:font-name-asian="DejaVuSansMono-Bold" style:font-size-asian="9pt" style:font-style-asian="italic" style:font-name-complex="DejaVuSansMono-Bold" style:font-size-complex="9pt" style:font-style-complex="italic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Liberation Serif" fo:font-size="10pt" fo:font-style="normal" style:text-underline-style="none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55" style:family="paragraph" style:parent-style-name="Standard">
      <style:paragraph-properties fo:text-align="start" style:justify-single-word="false" style:text-autospace="none"/>
      <style:text-properties fo:color="#100000" loext:opacity="100%" style:font-name="DejaVu Sans" fo:font-size="9pt" style:font-name-asian="DejaVuSansMono" style:font-size-asian="9pt" style:font-name-complex="DejaVuSansMono" style:font-size-complex="9pt"/>
    </style:style>
    <style:style style:name="P56" style:family="paragraph" style:parent-style-name="Standard">
      <style:paragraph-properties fo:text-align="start" style:justify-single-word="false"/>
      <style:text-properties fo:color="#100000" loext:opacity="100%" style:font-name="DejaVu Sans" fo:font-size="9pt" fo:font-style="normal" style:text-underline-style="none" fo:font-weight="normal" style:font-name-asian="DejaVuSansMono" style:font-size-asian="9pt" style:font-style-asian="normal" style:font-weight-asian="normal" style:font-name-complex="DejaVuSansMono" style:font-size-complex="9pt" style:font-style-complex="normal" style:font-weight-complex="normal"/>
    </style:style>
    <style:style style:name="P57" style:family="paragraph" style:parent-style-name="Standard">
      <style:paragraph-properties style:text-autospace="none"/>
      <style:text-properties style:font-name="DejaVu Sans" fo:font-size="9pt" style:font-name-asian="DejaVuSansMono-Bold" style:font-size-asian="9pt" style:font-name-complex="DejaVuSansMono-Bold" style:font-size-complex="9pt"/>
    </style:style>
    <style:style style:name="P58" style:family="paragraph" style:parent-style-name="Standard">
      <style:paragraph-properties fo:text-align="start" style:justify-single-word="false"/>
      <style:text-properties fo:color="#3333ff" loext:opacity="100%" style:font-name="Liberation Serif" fo:font-size="10pt" fo:font-style="normal" style:text-underline-style="none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59" style:family="paragraph" style:parent-style-name="Standard">
      <style:paragraph-properties fo:text-align="start" style:justify-single-word="false" style:text-autospace="none"/>
      <style:text-properties fo:color="#3333ff" loext:opacity="100%" style:font-name="DejaVu Sans" fo:font-size="9pt" fo:font-style="italic" fo:font-weight="normal" style:font-name-asian="DejaVuSansMono-Bold" style:font-size-asian="9pt" style:font-style-asian="italic" style:font-weight-asian="normal" style:font-name-complex="DejaVuSansMono-Bold" style:font-size-complex="9pt" style:font-style-complex="italic" style:font-weight-complex="normal"/>
    </style:style>
    <style:style style:name="P60" style:family="paragraph" style:parent-style-name="Standard">
      <style:paragraph-properties fo:text-align="start" style:justify-single-word="false" style:text-autospace="none"/>
      <style:text-properties fo:color="#c70702" loext:opacity="100%" style:font-name="DejaVu Sans" fo:font-size="9pt" style:font-name-asian="DejaVuSansMono" style:font-size-asian="9pt" style:font-name-complex="DejaVuSansMono" style:font-size-complex="9pt"/>
    </style:style>
    <style:style style:name="P61" style:family="paragraph" style:parent-style-name="Standard">
      <style:paragraph-properties style:text-autospace="none"/>
      <style:text-properties fo:color="#c70702" loext:opacity="100%" style:font-name="DejaVu Sans" fo:font-size="9pt" style:font-name-asian="DejaVuSansMono" style:font-size-asian="9pt" style:font-name-complex="DejaVuSansMono" style:font-size-complex="9pt"/>
    </style:style>
    <style:style style:name="P62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2df6b0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officeooo:paragraph-rsid="00274ea8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officeooo:rsid="00318357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0pt" fo:font-weight="normal" style:font-name-asian="Liberation Serif" style:font-size-asian="8.75pt" style:font-weight-asian="normal" style:font-name-complex="Liberation Serif" style:font-size-complex="10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0pt" fo:font-style="italic" style:text-underline-style="none" fo:font-weight="normal" style:font-name-asian="Liberation Serif" style:font-size-asian="8.75pt" style:font-style-asian="italic" style:font-weight-asian="normal" style:font-name-complex="Liberation Serif" style:font-size-complex="10pt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style:font-name-asian="Liberation Serif" style:font-size-asian="16pt" style:font-style-asian="normal" style:font-weight-asian="normal" style:font-name-complex="Liberation Serif" style:font-size-complex="16pt" style:font-style-complex="normal" style:font-weight-complex="normal"/>
    </style:style>
    <style:style style:name="P71" style:family="paragraph" style:parent-style-name="Standard">
      <style:text-properties style:font-name="Liberation Serif" fo:font-size="16pt" fo:font-style="italic" style:text-underline-style="none" fo:font-weight="normal" style:font-name-asian="Liberation Serif" style:font-size-asian="16pt" style:font-style-asian="italic" style:font-weight-asian="normal" style:font-name-complex="Liberation Serif" style:font-size-complex="16pt" style:font-style-complex="italic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style:font-name-asian="Liberation Serif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DejaVu Sans" fo:font-size="9pt" fo:font-style="italic" style:text-underline-style="none" fo:font-weight="normal" officeooo:rsid="0037e297" officeooo:paragraph-rsid="00375c6d" style:font-name-asian="Liberation Serif" style:font-size-asian="9pt" style:font-style-asian="italic" style:font-weight-asian="normal" style:font-name-complex="Liberation Serif" style:font-size-complex="9pt" style:font-style-complex="italic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DejaVu Sans" fo:font-size="9pt" fo:font-style="italic" style:text-underline-style="none" fo:font-weight="normal" officeooo:rsid="0032d147" officeooo:paragraph-rsid="00375c6d" style:font-name-asian="Liberation Serif" style:font-size-asian="9pt" style:font-style-asian="italic" style:font-weight-asian="normal" style:font-name-complex="Liberation Serif" style:font-size-complex="9pt" style:font-style-complex="italic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2a6099" loext:opacity="100%" style:font-name="DejaVu Sans" fo:font-size="9pt" fo:font-style="italic" style:text-underline-style="none" fo:font-weight="normal" officeooo:rsid="0032d147" officeooo:paragraph-rsid="00375c6d" style:font-name-asian="Liberation Serif" style:font-size-asian="9pt" style:font-style-asian="italic" style:font-weight-asian="normal" style:font-name-complex="Liberation Serif" style:font-size-complex="9pt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2pt" style:text-underline-style="none" style:font-size-asian="10.5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4pt" style:text-underline-style="none" style:font-size-asian="14pt" style:font-size-complex="14pt"/>
    </style:style>
    <style:style style:name="T15" style:family="text">
      <style:text-properties fo:font-style="normal" fo:font-weight="bold" style:font-size-asian="10pt" style:font-style-asian="normal" style:font-weight-asian="bold" style:font-style-complex="normal" style:font-weight-complex="bold"/>
    </style:style>
    <style:style style:name="T16" style:family="text">
      <style:text-properties fo:font-style="normal" style:font-size-asian="10pt" style:font-style-asian="normal" style:font-style-complex="normal"/>
    </style:style>
    <style:style style:name="T17" style:family="text">
      <style:text-properties fo:font-style="normal" officeooo:rsid="0020387a" style:font-size-asian="10pt" style:font-style-asian="normal" style:font-style-complex="normal"/>
    </style:style>
    <style:style style:name="T18" style:family="text">
      <style:text-properties fo:font-size="10pt" style:text-underline-style="none" style:font-size-asian="10pt" style:font-size-complex="10pt"/>
    </style:style>
    <style:style style:name="T19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20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21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size="10pt" fo:font-style="normal" style:text-underline-style="none" fo:font-weight="normal" officeooo:rsid="002df6b0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27" style:family="text">
      <style:text-properties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28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size="10pt" fo:font-style="italic" style:font-size-asian="10pt" style:font-style-asian="italic" style:font-size-complex="10pt" style:font-style-complex="italic"/>
    </style:style>
    <style:style style:name="T30" style:family="text">
      <style:text-properties fo:font-size="10pt" fo:language="es" fo:country="ES" fo:font-style="normal" style:text-underline-style="none" fo:font-weight="bold" style:font-size-asian="10pt" style:font-style-asian="normal" style:font-weight-asian="bold" style:font-size-complex="10pt" style:font-style-complex="normal" style:font-weight-complex="normal"/>
    </style:style>
    <style:style style:name="T31" style:family="text">
      <style:text-properties fo:font-size="10pt" fo:language="es" fo:country="E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size="10pt" fo:language="es" fo:country="ES" fo:font-weight="bold" style:font-size-asian="10pt" style:font-weight-asian="bold" style:font-size-complex="10pt"/>
    </style:style>
    <style:style style:name="T33" style:family="text">
      <style:text-properties fo:font-size="10pt" fo:language="es" fo:country="ES" style:font-size-asian="10pt" style:font-size-complex="10pt"/>
    </style:style>
    <style:style style:name="T34" style:family="text">
      <style:text-properties fo:font-size="10pt" fo:language="es" fo:country="ES" style:text-underline-style="solid" style:text-underline-width="auto" style:text-underline-color="font-color" style:font-size-asian="10pt" style:font-size-complex="10pt"/>
    </style:style>
    <style:style style:name="T35" style:family="text">
      <style:text-properties fo:font-size="10pt" fo:language="es" fo:country="ES" style:text-underline-style="none" style:font-size-asian="10pt" style:font-size-complex="10pt"/>
    </style:style>
    <style:style style:name="T36" style:family="text">
      <style:text-properties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37" style:family="text">
      <style:text-properties style:font-name="Liberation Serif" fo:font-size="10pt" fo:font-style="normal" style:text-underline-style="none" fo:font-weight="normal" officeooo:rsid="00256b65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38" style:family="text">
      <style:text-properties style:font-name="Liberation Serif" fo:font-size="10pt" fo:font-style="normal" style:text-underline-style="none" fo:font-weight="normal" officeooo:rsid="00274ea8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39" style:family="text">
      <style:text-properties style:font-name="Liberation Serif" fo:font-size="10pt" fo:font-style="normal" style:text-underline-style="none" fo:font-weight="normal" officeooo:rsid="002c2857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40" style:family="text">
      <style:text-properties style:font-name="Liberation Serif" fo:font-size="10pt" fo:font-style="normal" style:text-underline-style="none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T41" style:family="text">
      <style:text-properties style:font-name="Liberation Serif" fo:font-size="10pt" fo:font-style="normal" style:text-underline-style="none" fo:font-weight="normal" officeooo:rsid="00318357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T42" style:family="text">
      <style:text-properties style:font-name="Liberation Serif" fo:font-size="10pt" fo:font-style="normal" style:text-underline-style="none" fo:font-weight="bold" style:font-name-asian="Liberation Serif" style:font-size-asian="10pt" style:font-style-asian="normal" style:font-weight-asian="bold" style:font-name-complex="Liberation Serif" style:font-size-complex="10pt" style:font-style-complex="normal" style:font-weight-complex="bold"/>
    </style:style>
    <style:style style:name="T43" style:family="text">
      <style:text-properties style:font-name="Liberation Serif" fo:font-size="10pt" fo:font-style="normal" style:text-underline-style="none" fo:font-weight="bold" officeooo:rsid="00274ea8" style:font-name-asian="Liberation Serif" style:font-size-asian="10pt" style:font-style-asian="normal" style:font-weight-asian="bold" style:font-name-complex="Liberation Serif" style:font-size-complex="10pt" style:font-style-complex="normal" style:font-weight-complex="bold"/>
    </style:style>
    <style:style style:name="T44" style:family="text">
      <style:text-properties style:font-name="Liberation Serif" fo:font-size="10pt" fo:font-style="normal" style:text-underline-style="none" fo:font-weight="bold" style:font-name-asian="Liberation Serif" style:font-size-asian="8.75pt" style:font-style-asian="normal" style:font-weight-asian="bold" style:font-name-complex="Liberation Serif" style:font-size-complex="10pt" style:font-style-complex="normal" style:font-weight-complex="bold"/>
    </style:style>
    <style:style style:name="T45" style:family="text">
      <style:text-properties style:font-name="Liberation Serif" fo:font-size="10pt" fo:font-style="normal" style:text-underline-style="none" style:font-name-asian="Liberation Serif" style:font-size-asian="8.75pt" style:font-style-asian="normal" style:font-name-complex="Liberation Serif" style:font-size-complex="10pt" style:font-style-complex="normal"/>
    </style:style>
    <style:style style:name="T46" style:family="text">
      <style:text-properties style:font-name="Liberation Serif" fo:font-size="10pt" fo:font-style="normal" style:text-underline-style="solid" style:text-underline-width="auto" style:text-underline-color="font-color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T47" style:family="text">
      <style:text-properties style:font-name="Liberation Serif" fo:font-size="10pt" fo:font-style="normal" fo:font-weight="bold" style:font-name-asian="Liberation Serif" style:font-size-asian="8.75pt" style:font-style-asian="normal" style:font-weight-asian="bold" style:font-name-complex="Liberation Serif" style:font-size-complex="10pt" style:font-style-complex="normal" style:font-weight-complex="bold"/>
    </style:style>
    <style:style style:name="T48" style:family="text">
      <style:text-properties style:font-name="Liberation Serif" fo:font-size="10pt" fo:font-style="normal" style:font-name-asian="Liberation Serif" style:font-size-asian="8.75pt" style:font-style-asian="normal" style:font-name-complex="Liberation Serif" style:font-size-complex="10pt" style:font-style-complex="normal"/>
    </style:style>
    <style:style style:name="T49" style:family="text">
      <style:text-properties style:font-name="Liberation Serif" fo:font-size="10pt" fo:font-style="italic" style:text-underline-style="none" fo:font-weight="normal" style:font-name-asian="Liberation Serif" style:font-size-asian="10pt" style:font-style-asian="italic" style:font-weight-asian="normal" style:font-name-complex="Liberation Serif" style:font-size-complex="10pt" style:font-style-complex="italic" style:font-weight-complex="normal"/>
    </style:style>
    <style:style style:name="T50" style:family="text">
      <style:text-properties style:font-name="Liberation Serif" fo:font-size="10pt" fo:font-style="italic" style:text-underline-style="none" fo:font-weight="normal" style:font-name-asian="Liberation Serif" style:font-size-asian="8.75pt" style:font-style-asian="italic" style:font-weight-asian="normal" style:font-name-complex="Liberation Serif" style:font-size-complex="10pt" style:font-style-complex="italic" style:font-weight-complex="normal"/>
    </style:style>
    <style:style style:name="T51" style:family="text">
      <style:text-properties style:font-name="Liberation Serif" fo:font-size="10pt" fo:font-style="italic" style:text-underline-style="none" style:font-name-asian="Liberation Serif" style:font-size-asian="8.75pt" style:font-style-asian="italic" style:font-name-complex="Liberation Serif" style:font-size-complex="10pt" style:font-style-complex="italic"/>
    </style:style>
    <style:style style:name="T52" style:family="text">
      <style:text-properties style:font-name="Liberation Serif" fo:font-size="10pt" fo:font-style="italic" style:text-underline-style="none" fo:font-weight="bold" style:font-name-asian="Liberation Serif" style:font-size-asian="8.75pt" style:font-style-asian="italic" style:font-weight-asian="bold" style:font-name-complex="Liberation Serif" style:font-size-complex="10pt" style:font-style-complex="italic" style:font-weight-complex="bold"/>
    </style:style>
    <style:style style:name="T53" style:family="text">
      <style:text-properties style:font-name="Liberation Serif" fo:font-size="10pt" fo:font-style="italic" style:text-underline-style="none" fo:font-weight="bold" style:font-name-asian="Liberation Serif" style:font-size-asian="10pt" style:font-style-asian="italic" style:font-weight-asian="bold" style:font-name-complex="Liberation Serif" style:font-size-complex="10pt" style:font-style-complex="italic" style:font-weight-complex="bold"/>
    </style:style>
    <style:style style:name="T54" style:family="text">
      <style:text-properties style:font-name="Liberation Serif" fo:font-size="10pt" fo:font-style="italic" style:text-underline-style="solid" style:text-underline-width="auto" style:text-underline-color="font-color" fo:font-weight="bold" style:font-name-asian="Liberation Serif" style:font-size-asian="10pt" style:font-style-asian="italic" style:font-weight-asian="bold" style:font-name-complex="Liberation Serif" style:font-size-complex="10pt" style:font-style-complex="italic" style:font-weight-complex="bold"/>
    </style:style>
    <style:style style:name="T55" style:family="text">
      <style:text-properties style:font-name="Liberation Serif" fo:font-size="10pt" fo:font-style="italic" style:text-underline-style="solid" style:text-underline-width="auto" style:text-underline-color="font-color" fo:font-weight="normal" style:font-name-asian="Liberation Serif" style:font-size-asian="10pt" style:font-style-asian="italic" style:font-weight-asian="normal" style:font-name-complex="Liberation Serif" style:font-size-complex="10pt" style:font-style-complex="italic" style:font-weight-complex="normal"/>
    </style:style>
    <style:style style:name="T56" style:family="text">
      <style:text-properties style:font-name="Liberation Serif" fo:font-size="10pt" fo:font-style="italic" style:text-underline-style="solid" style:text-underline-width="auto" style:text-underline-color="font-color" fo:font-weight="normal" style:font-name-asian="Liberation Serif" style:font-size-asian="8.75pt" style:font-style-asian="italic" style:font-weight-asian="normal" style:font-name-complex="Liberation Serif" style:font-size-complex="10pt" style:font-style-complex="italic" style:font-weight-complex="normal"/>
    </style:style>
    <style:style style:name="T57" style:family="text">
      <style:text-properties style:font-name="Liberation Serif" fo:font-size="10pt" style:text-underline-style="none" style:font-name-asian="Liberation Serif" style:font-size-asian="8.75pt" style:font-name-complex="Liberation Serif" style:font-size-complex="10pt"/>
    </style:style>
    <style:style style:name="T58" style:family="text">
      <style:text-properties style:font-name="Liberation Serif" fo:font-size="10pt" style:text-underline-style="none" fo:font-weight="normal" style:font-name-asian="Liberation Serif" style:font-size-asian="8.75pt" style:font-weight-asian="normal" style:font-name-complex="Liberation Serif" style:font-size-complex="10pt" style:font-weight-complex="normal"/>
    </style:style>
    <style:style style:name="T59" style:family="text">
      <style:text-properties style:font-name="Liberation Serif" fo:font-size="10pt" style:text-underline-style="none" fo:font-weight="bold" style:font-name-asian="Liberation Serif" style:font-size-asian="8.75pt" style:font-weight-asian="bold" style:font-name-complex="Liberation Serif" style:font-size-complex="10pt" style:font-weight-complex="bold"/>
    </style:style>
    <style:style style:name="T60" style:family="text">
      <style:text-properties style:font-name="Liberation Serif" fo:font-size="10pt" style:text-underline-style="solid" style:text-underline-width="auto" style:text-underline-color="font-color" fo:font-weight="normal" style:font-name-asian="Liberation Serif" style:font-size-asian="8.75pt" style:font-weight-asian="normal" style:font-name-complex="Liberation Serif" style:font-size-complex="10pt" style:font-weight-complex="normal"/>
    </style:style>
    <style:style style:name="T61" style:family="text">
      <style:text-properties style:font-name="Liberation Serif" fo:font-size="10pt" fo:font-weight="normal" style:font-name-asian="Liberation Serif" style:font-size-asian="8.75pt" style:font-weight-asian="normal" style:font-name-complex="Liberation Serif" style:font-size-complex="10pt" style:font-weight-complex="normal"/>
    </style:style>
    <style:style style:name="T62" style:family="text">
      <style:text-properties style:font-name="Liberation Serif" fo:font-size="10pt" fo:font-weight="bold" style:font-name-asian="Liberation Serif" style:font-size-asian="8.75pt" style:font-weight-asian="bold" style:font-name-complex="Liberation Serif" style:font-size-complex="10pt" style:font-weight-complex="bold"/>
    </style:style>
    <style:style style:name="T63" style:family="text">
      <style:text-properties style:font-name="Liberation Serif" fo:font-size="10pt" style:font-name-asian="Liberation Serif" style:font-size-asian="8.75pt" style:font-name-complex="Liberation Serif" style:font-size-complex="10pt"/>
    </style:style>
    <style:style style:name="T64" style:family="text">
      <style:text-properties style:font-name="Liberation Serif" fo:font-size="10pt" fo:language="es" fo:country="ES" fo:font-style="normal" style:text-underline-style="none" fo:font-weight="bold" style:font-name-asian="Liberation Serif" style:font-size-asian="10pt" style:font-style-asian="normal" style:font-weight-asian="bold" style:font-name-complex="Liberation Serif" style:font-size-complex="10pt" style:font-style-complex="normal" style:font-weight-complex="normal"/>
    </style:style>
    <style:style style:name="T65" style:family="text">
      <style:text-properties style:font-name="Liberation Serif" fo:font-size="10pt" fo:language="es" fo:country="ES" fo:font-style="normal" style:text-underline-style="none" fo:font-weight="normal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66" style:family="text">
      <style:text-properties style:font-name="Liberation Serif" fo:font-size="10pt" fo:language="es" fo:country="ES" fo:font-style="normal" style:text-underline-style="none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T67" style:family="text">
      <style:text-properties style:font-name="Liberation Serif" fo:font-style="normal" style:text-underline-style="none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68" style:family="text">
      <style:text-properties style:font-name="Liberation Serif" fo:font-style="normal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69" style:family="text">
      <style:text-properties style:font-name="Liberation Serif" fo:font-style="normal" fo:font-weight="bold" style:font-name-asian="Liberation Serif" style:font-style-asian="normal" style:font-weight-asian="bold" style:font-name-complex="Liberation Serif" style:font-style-complex="normal" style:font-weight-complex="bold"/>
    </style:style>
    <style:style style:name="T70" style:family="text">
      <style:text-properties style:font-name="Liberation Serif" fo:font-size="12pt" fo:font-style="normal" style:text-underline-style="none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71" style:family="text">
      <style:text-properties style:font-name="Liberation Serif" fo:font-size="12pt" fo:font-style="normal" style:text-underline-style="none" fo:font-weight="bold" style:font-name-asian="Liberation Serif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T72" style:family="text">
      <style:text-properties style:font-name="Liberation Serif" fo:font-size="12pt" fo:font-style="italic" fo:font-weight="bold" style:font-name-asian="Liberation Serif" style:font-size-asian="10.5pt" style:font-style-asian="italic" style:font-weight-asian="bold" style:font-name-complex="Liberation Serif" style:font-size-complex="12pt" style:font-style-complex="italic" style:font-weight-complex="bold"/>
    </style:style>
    <style:style style:name="T73" style:family="text">
      <style:text-properties style:font-name="Liberation Serif" fo:font-size="12pt" fo:font-style="italic" style:font-name-asian="Liberation Serif" style:font-size-asian="10.5pt" style:font-style-asian="italic" style:font-name-complex="Liberation Serif" style:font-size-complex="12pt" style:font-style-complex="italic"/>
    </style:style>
    <style:style style:name="T74" style:family="text">
      <style:text-properties style:font-name="Liberation Serif" fo:font-size="12pt" fo:font-style="italic" style:text-underline-style="none" fo:font-weight="bold" style:font-name-asian="Liberation Serif" style:font-size-asian="12pt" style:font-style-asian="italic" style:font-weight-asian="bold" style:font-name-complex="Liberation Serif" style:font-size-complex="12pt" style:font-style-complex="italic" style:font-weight-complex="bold"/>
    </style:style>
    <style:style style:name="T75" style:family="text">
      <style:text-properties style:font-name="Liberation Serif" fo:font-size="12pt" style:text-underline-style="solid" style:text-underline-width="auto" style:text-underline-color="font-color" style:font-name-asian="Liberation Serif" style:font-size-asian="10.5pt" style:font-name-complex="Liberation Serif" style:font-size-complex="12pt"/>
    </style:style>
    <style:style style:name="T76" style:family="text">
      <style:text-properties style:font-name="Liberation Serif" fo:font-size="12pt" fo:language="es" fo:country="ES" fo:font-style="normal" style:text-underline-style="none" fo:font-weight="bold" style:font-name-asian="Liberation Serif" style:font-size-asian="12pt" style:font-style-asian="normal" style:font-weight-asian="bold" style:font-name-complex="Liberation Serif" style:font-size-complex="12pt" style:font-style-complex="normal" style:font-weight-complex="normal"/>
    </style:style>
    <style:style style:name="T77" style:family="text">
      <style:text-properties style:font-name="Liberation Serif" style:text-underline-style="none" fo:font-weight="normal" style:font-name-asian="Liberation Serif" style:font-weight-asian="normal" style:font-name-complex="Liberation Serif" style:font-weight-complex="normal"/>
    </style:style>
    <style:style style:name="T78" style:family="text">
      <style:text-properties style:font-name="Liberation Serif" style:text-underline-style="none" fo:font-weight="bold" style:font-name-asian="Liberation Serif" style:font-weight-asian="bold" style:font-name-complex="Liberation Serif" style:font-weight-complex="bold"/>
    </style:style>
    <style:style style:name="T79" style:family="text">
      <style:text-properties style:font-name="Liberation Serif" fo:font-size="8pt" fo:font-style="normal" style:text-underline-style="none" fo:font-weight="bold" style:font-name-asian="Liberation Serif" style:font-size-asian="8pt" style:font-style-asian="normal" style:font-weight-asian="bold" style:font-name-complex="Liberation Serif" style:font-size-complex="8pt" style:font-style-complex="normal" style:font-weight-complex="bold"/>
    </style:style>
    <style:style style:name="T80" style:family="text">
      <style:text-properties style:font-name="Liberation Serif" fo:font-size="8pt" fo:font-style="normal" style:text-underline-style="none" fo:font-weight="normal" style:font-name-asian="Liberation Serif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T81" style:family="text">
      <style:text-properties style:font-name="Liberation Serif" fo:font-size="16pt" fo:font-style="italic" style:text-underline-style="none" fo:font-weight="bold" style:font-name-asian="Liberation Serif" style:font-size-asian="16pt" style:font-style-asian="italic" style:font-weight-asian="bold" style:font-name-complex="Liberation Serif" style:font-size-complex="16pt" style:font-style-complex="italic" style:font-weight-complex="bold"/>
    </style:style>
    <style:style style:name="T82" style:family="text">
      <style:text-properties style:font-name="Liberation Serif" style:font-name-asian="Liberation Serif" style:font-name-complex="Liberation Serif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officeooo:rsid="0030491a" style:font-style-asian="italic" style:font-style-complex="italic"/>
    </style:style>
    <style:style style:name="T8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8" style:family="text">
      <style:text-properties fo:font-style="italic" style:text-underline-style="none" style:font-style-asian="italic" style:font-style-complex="italic"/>
    </style:style>
    <style:style style:name="T89" style:family="text">
      <style:text-properties fo:font-size="16pt" style:font-size-asian="16pt" style:font-size-complex="16pt"/>
    </style:style>
    <style:style style:name="T90" style:family="text">
      <style:text-properties style:text-underline-style="solid" style:text-underline-width="auto" style:text-underline-color="font-color"/>
    </style:style>
    <style:style style:name="T9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2" style:family="text">
      <style:text-properties style:font-name="Liberation Serif1" fo:font-style="italic" style:font-style-asian="italic" style:font-style-complex="italic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variant="normal" fo:text-transform="none" fo:color="#000000" loext:opacity="100%" style:font-name="Liberation Serif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/>
    </style:style>
    <style:style style:name="T96" style:family="text">
      <style:text-properties fo:color="#000000" loext:opacity="100%" style:font-name="Liberation Serif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fo:language="es" fo:country="ES" fo:font-style="normal" style:text-underline-style="none" style:font-style-asian="normal" style:font-style-complex="normal"/>
    </style:style>
    <style:style style:name="T98" style:family="text">
      <style:text-properties fo:language="es" fo:country="ES" fo:font-style="normal" style:text-underline-style="solid" style:text-underline-width="auto" style:text-underline-color="font-color" style:font-style-asian="normal" style:font-style-complex="normal"/>
    </style:style>
    <style:style style:name="T99" style:family="text">
      <style:text-properties fo:font-size="8pt" style:font-size-asian="8pt" style:font-size-complex="8pt"/>
    </style:style>
    <style:style style:name="T100" style:family="text">
      <style:text-properties fo:color="#3333ff" loext:opacity="100%"/>
    </style:style>
    <style:style style:name="T101" style:family="text">
      <style:text-properties fo:color="#3333ff" loext:opacity="100%" fo:font-style="italic" style:font-style-asian="italic" style:font-style-complex="italic"/>
    </style:style>
    <style:style style:name="T102" style:family="text">
      <style:text-properties fo:color="#3333ff" loext:opacity="100%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fo:color="#3333ff" loext:opacity="100%" fo:font-style="italic" style:font-name-asian="DejaVuSansMono" style:font-style-asian="italic" style:font-name-complex="DejaVuSansMono" style:font-style-complex="italic"/>
    </style:style>
    <style:style style:name="T104" style:family="text">
      <style:text-properties fo:color="#3333ff" loext:opacity="100%" style:font-name="Liberation Serif1" fo:font-style="italic" style:font-style-asian="italic" style:font-style-complex="italic"/>
    </style:style>
    <style:style style:name="T105" style:family="text">
      <style:text-properties fo:color="#3333ff" loext:opacity="100%" fo:font-weight="normal" style:font-weight-asian="normal" style:font-weight-complex="normal"/>
    </style:style>
    <style:style style:name="T106" style:family="text">
      <style:text-properties fo:color="#3333ff" loext:opacity="100%" style:font-name-asian="DejaVuSansMono" style:font-name-complex="DejaVuSansMono"/>
    </style:style>
    <style:style style:name="T107" style:family="text">
      <style:text-properties fo:font-size="7pt" fo:font-style="italic" style:font-size-asian="7pt" style:font-style-asian="italic" style:font-size-complex="7pt" style:font-style-complex="italic"/>
    </style:style>
    <style:style style:name="T108" style:family="text">
      <style:text-properties fo:color="#100000" loext:opacity="100%"/>
    </style:style>
    <style:style style:name="T109" style:family="text">
      <style:text-properties fo:color="#100000" loext:opacity="100%" fo:font-weight="bold" style:font-weight-asian="bold" style:font-weight-complex="bold"/>
    </style:style>
    <style:style style:name="T110" style:family="text">
      <style:text-properties fo:color="#100000" loext:opacity="100%" fo:font-weight="bold" style:font-name-asian="DejaVuSansMono" style:font-weight-asian="bold" style:font-name-complex="DejaVuSansMono" style:font-weight-complex="bold"/>
    </style:style>
    <style:style style:name="T111" style:family="text">
      <style:text-properties fo:color="#100000" loext:opacity="100%" style:font-name-asian="DejaVuSansMono" style:font-name-complex="DejaVuSansMono"/>
    </style:style>
    <style:style style:name="T112" style:family="text">
      <style:text-properties fo:color="#100000" loext:opacity="100%" fo:font-weight="normal" style:font-weight-asian="normal" style:font-weight-complex="normal"/>
    </style:style>
    <style:style style:name="T113" style:family="text">
      <style:text-properties fo:color="#100000" loext:opacity="100%" fo:font-style="italic" style:font-name-asian="DejaVuSansMono" style:font-style-asian="italic" style:font-name-complex="DejaVuSansMono" style:font-style-complex="italic"/>
    </style:style>
    <style:style style:name="T114" style:family="text">
      <style:text-properties fo:color="#100000" loext:opacity="100%" fo:font-style="italic" fo:font-weight="bold" style:font-style-asian="italic" style:font-weight-asian="bold" style:font-style-complex="italic" style:font-weight-complex="bold"/>
    </style:style>
    <style:style style:name="T115" style:family="text">
      <style:text-properties fo:color="#100000" loext:opacity="100%" fo:font-style="italic" fo:font-weight="normal" style:font-style-asian="italic" style:font-weight-asian="normal" style:font-style-complex="italic" style:font-weight-complex="normal"/>
    </style:style>
    <style:style style:name="T116" style:family="text">
      <style:text-properties fo:color="#c70702" loext:opacity="100%"/>
    </style:style>
    <style:style style:name="T117" style:family="text">
      <style:text-properties fo:color="#c70702" loext:opacity="100%" style:font-name-asian="DejaVuSansMono" style:font-name-complex="DejaVuSansMono"/>
    </style:style>
    <style:style style:name="T118" style:family="text">
      <style:text-properties fo:color="#cc0000" loext:opacity="100%"/>
    </style:style>
    <style:style style:name="T119" style:family="text">
      <style:text-properties fo:font-size="9pt" style:font-size-asian="9pt" style:font-size-complex="9pt"/>
    </style:style>
    <style:style style:name="T120" style:family="text">
      <style:text-properties officeooo:rsid="002ad541"/>
    </style:style>
    <style:style style:name="T121" style:family="text">
      <style:text-properties officeooo:rsid="002b6980"/>
    </style:style>
    <style:style style:name="T122" style:family="text">
      <style:text-properties style:text-line-through-style="solid" style:text-line-through-type="single"/>
    </style:style>
    <style:style style:name="T123" style:family="text">
      <style:text-properties officeooo:rsid="0030491a"/>
    </style:style>
    <style:style style:name="T124" style:family="text">
      <style:text-properties officeooo:rsid="00309dec"/>
    </style:style>
    <style:style style:name="T125" style:family="text">
      <style:text-properties officeooo:rsid="0034998d"/>
    </style:style>
    <style:style style:name="T126" style:family="text">
      <style:text-properties fo:color="#2a6099" loext:opacity="100%"/>
    </style:style>
    <style:style style:name="T127" style:family="text">
      <style:text-properties fo:color="#2a6099" loext:opacity="100%" style:text-line-through-style="solid" style:text-line-through-type="single"/>
    </style:style>
    <style:style style:name="T128" style:family="text">
      <style:text-properties fo:color="#ff0000" loext:opacity="100%" fo:font-style="normal" style:font-style-asian="normal" style:font-style-complex="normal"/>
    </style:style>
    <style:style style:name="T129" style:family="text">
      <style:text-properties fo:color="#ff0000" loext:opacity="100%" fo:font-style="normal" officeooo:rsid="00391c38" style:font-style-asian="normal" style:font-style-complex="normal"/>
    </style:style>
    <style:style style:name="T130" style:family="text">
      <style:text-properties fo:color="#ff0000" loext:opacity="100%" fo:font-style="normal" officeooo:rsid="0034998d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ESUMEN CADP</text:p>
      <text:p text:style-name="P28">Conceptos/Tipos</text:p>
      <text:p text:style-name="P11"><text:span text:style-name="T12">Algoritmo:</text:span><text:span text:style-name="T14"> </text:span><text:span text:style-name="T26">Definimos </text:span><text:span text:style-name="T28">algoritmo</text:span><text:span text:style-name="T26"> como la </text:span><text:span text:style-name="T28">especificación rigurosa </text:span><text:span text:style-name="T26">de la secuencia de pasos <text:s/>(instrucciones) a realizar sobre un </text:span><text:span text:style-name="T28">autómata</text:span><text:span text:style-name="T26"> (al sistema que tiene un microprocesador) para alcanzar un resultado deseado en un </text:span><text:span text:style-name="T28">tiempo finito</text:span><text:span text:style-name="T25">.</text:span></text:p>
      <text:p text:style-name="P14"><text:span text:style-name="T12">Programa:</text:span><text:span text:style-name="T1"> </text:span><text:span text:style-name="T26">Conjunto de instrucciones u órdenes </text:span><text:span text:style-name="T29">ejecutables</text:span><text:span text:style-name="T26"> sobre una </text:span><text:span text:style-name="T29">computadora</text:span><text:span text:style-name="T26">, que permite cumplir con una función especifica (dichas ordenes expresadas en un lenguaje de programación en concreto).</text:span></text:p>
      <text:p text:style-name="P7"/>
      <text:p text:style-name="P8">PROGRAMA = INSTRUCCIONES + DATOS</text:p>
      <text:p text:style-name="P17"><text:span text:style-name="T87">Instrucciones:</text:span><text:span text:style-name="T1"> </text:span><text:span text:style-name="T84">acciones</text:span><text:span text:style-name="T88"> que representan las operaciones que ejecutará la computadora al interpretar el programa.</text:span></text:p>
      <text:p text:style-name="P18"><text:span text:style-name="T87">Datos: </text:span><text:span text:style-name="T88">son los </text:span><text:span text:style-name="T84">valores de información</text:span><text:span text:style-name="T88"> de los que necesita disponer y, en ocasiones transformar, para ejecutar la función del programa. </text:span></text:p>
      <text:p text:style-name="P7"/>
      <text:p text:style-name="P14"><text:span text:style-name="T12">Dato:</text:span><text:span text:style-name="T4"> </text:span><text:span text:style-name="T26">Es una </text:span><text:span text:style-name="T29">representación</text:span><text:span text:style-name="T26"> de un objeto del mundo real.</text:span></text:p>
      <text:p text:style-name="P17"><text:span text:style-name="T2"><text:tab/></text:span><text:span text:style-name="T78">▪ </text:span><text:span text:style-name="T2">Constantes:</text:span><text:span text:style-name="T1"> No cambian durante la ejecución del programa.</text:span></text:p>
      <text:p text:style-name="P17"><text:span text:style-name="T2"><text:tab/></text:span><text:span text:style-name="T78">▪ </text:span><text:span text:style-name="T2">Variables:</text:span><text:span text:style-name="T1"> Pueden cambiar durante la ejecución del programa.</text:span></text:p>
      <text:p text:style-name="P19">(En PASCAL cada dato debe tener asociado un tipo de dato).</text:p>
      <text:p text:style-name="P19"/>
      <text:p text:style-name="P5"><text:span text:style-name="T1"><text:tab/></text:span>Identificadores:<text:span text:style-name="T18"> Son nombres descriptivos que se </text:span><text:span text:style-name="T26">utilizan para identificar los datos de un programa</text:span><text:span text:style-name="T18">, esa <text:tab/>identificación permite conocer su dirección real en la memoria y el valor que contiene.</text:span></text:p>
      <text:p text:style-name="P20"/>
      <text:p text:style-name="P15"><text:span text:style-name="T12">Definición Tipo De Dato:</text:span><text:span text:style-name="T7"> </text:span><text:span text:style-name="T25">Es una clase de objetos de </text:span><text:span text:style-name="T27">datos ligados</text:span><text:span text:style-name="T25"> a un conjunto de operaciones para crearlos y manipularlos.</text:span></text:p>
      <text:p text:style-name="P11"><text:span text:style-name="T23"><text:tab/>- </text:span><text:span text:style-name="T21">Estos se caracterizan por:</text:span></text:p>
      <text:p text:style-name="P20"><text:tab/><text:tab/>a) Un rango de valores posibles </text:p>
      <text:p text:style-name="P20"><text:tab/><text:tab/>b) Un conjunto de operaciones realizables por ese tipo.</text:p>
      <text:p text:style-name="P20"><text:tab/><text:tab/>c) Una representación interna.</text:p>
      <text:p text:style-name="P21">Clasificación:</text:p>
      <text:p text:style-name="P15"><text:span text:style-name="T42">►</text:span><text:span text:style-name="T23"> Simple: </text:span><text:span text:style-name="T21">toman un único valor, en un momento determinado, de todos los permitidos para ese tipo.</text:span></text:p>
      <text:p text:style-name="P11"><text:span text:style-name="T21"><text:tab/></text:span><text:span text:style-name="T76">▪</text:span><text:span text:style-name="T40"> </text:span><text:span text:style-name="T28">Definido por el lenguaje:</text:span><text:span text:style-name="T25"> </text:span><text:span text:style-name="T21">Son provistos por el lenguaje y tanto la representación como sus operaciones y <text:tab/>valores son reservadas al mismo.</text:span></text:p>
      <text:p text:style-name="P15"><text:span text:style-name="T21"><text:tab/><text:tab/></text:span><text:span text:style-name="T40">▫</text:span><text:span text:style-name="T64"> <text:s/></text:span><text:span text:style-name="T23">Numérico:</text:span><text:span text:style-name="T21"> representa el conjunto de números que se puede necesitar. Estos pueden ser enteros o <text:tab/><text:tab/>reales</text:span></text:p>
      <text:p text:style-name="P11"><text:span text:style-name="T21"><text:tab/><text:tab/><text:tab/>- enteros: es un dato </text:span><text:span text:style-name="T28">simple y ordina</text:span><text:span text:style-name="T25">l</text:span><text:span text:style-name="T21">, la cantidad representable es finita (-32768 a 32767), la <text:tab/><text:tab/><text:tab/><text:tab/>ocupación es de 2 bytes</text:span></text:p>
      <text:p text:style-name="P20"><text:tab/><text:tab/><text:tab/>- reales: se utiliza notación exponencial o científica. Tienen una representación en memoria, <text:tab/><text:tab/><text:tab/><text:tab/>una para la parte entera <text:s/>otra para la decimal y ocupa 6 u 8 bytes.</text:p>
      <text:p text:style-name="P15"><text:span text:style-name="T21"><text:tab/><text:tab/></text:span><text:span text:style-name="T40">▫</text:span><text:span text:style-name="T64"> <text:s/></text:span><text:span text:style-name="T23">Carácter:</text:span><text:span text:style-name="T21"> representa un conjunto finito y ordenado de caracteres que la computadora reconoce.</text:span></text:p>
      <text:p text:style-name="P11"><text:span text:style-name="T21"><text:tab/><text:tab/></text:span><text:span text:style-name="T40">▫</text:span><text:span text:style-name="T64"> <text:s/></text:span><text:span text:style-name="T23">Lógico o Booleano: </text:span><text:span text:style-name="T21">permiten representar valores que solo pueden tomar dos valores: V o F y <text:tab/><text:tab/><text:tab/>ocupan 1byte. </text:span><text:span text:style-name="T94">Es un tipo de dato ordinal (False equivale a 0 y True equivale a 1, por lo tanto, False es <text:tab/><text:tab/>antecesor de True).</text:span><text:span text:style-name="T96"> </text:span></text:p>
      <text:p text:style-name="P11"><text:span text:style-name="T21"><text:tab/></text:span><text:span text:style-name="T76">▪</text:span><text:span text:style-name="T40"> </text:span><text:span text:style-name="T28">Definido por el usuario:</text:span><text:span text:style-name="T25"> </text:span><text:span text:style-name="T21">Permiten definir nuevos tipos de datos a partir de los tipos primitivos.</text:span></text:p>
      <text:p text:style-name="P11"><text:span text:style-name="T21"><text:tab/><text:tab/></text:span><text:span text:style-name="T40">▫</text:span><text:span text:style-name="T64"> <text:s/></text:span><text:span text:style-name="T23">Subrangos: </text:span><text:span text:style-name="T94">permite limitar el rango de valores que una variable puede adoptar. Sólo puede <text:tab/><text:tab/><text:tab/>establecerse un subrango de datos ordinales.</text:span><text:span text:style-name="T96"> </text:span></text:p>
      <text:p text:style-name="P11"><text:span text:style-name="T21"><text:tab/><text:tab/></text:span><text:span text:style-name="T40">▫</text:span><text:span text:style-name="T64"> <text:s/>Enumerado: </text:span><text:span text:style-name="T65">permite especificar los valores que puede adoptar una variable.</text:span></text:p>
      <text:p text:style-name="P11"><text:span text:style-name="T64"><text:tab/><text:tab/></text:span><text:span text:style-name="T66">▫</text:span><text:span text:style-name="T64"> <text:s/>Puntero: </text:span><text:span text:style-name="T65">almacena una dirección de memoria que apunta a un tipo de dato determinado.</text:span></text:p>
      <text:p text:style-name="P11"><text:span text:style-name="T21"><text:tab/><text:tab/></text:span><text:span text:style-name="T25">Ventajas: </text:span></text:p>
      <text:p text:style-name="P11"><text:span text:style-name="T25"><text:tab/><text:tab/><text:tab/>Flexibilidad:</text:span><text:span text:style-name="T23"> </text:span><text:span text:style-name="T21">en el caso de ser necesario modificar la forma en la que se representa el dato.</text:span></text:p>
      <text:p text:style-name="P11"><text:span text:style-name="T21"><text:tab/><text:tab/><text:tab/></text:span><text:span text:style-name="T25">Documentación:</text:span><text:span text:style-name="T27"> </text:span><text:span text:style-name="T21">se pueden usar nombres auto explicativos como identificador de tipos.</text:span></text:p>
      <text:p text:style-name="P11"><text:span text:style-name="T21"><text:tab/><text:tab/><text:tab/></text:span><text:span text:style-name="T25">Seguridad: </text:span><text:span text:style-name="T21">se reducen los errores por uso de operaciones inadecuadas del dato.</text:span></text:p>
      <text:p text:style-name="P20"><text:tab/><text:tab/><text:tab/><text:tab/></text:p>
      <text:p text:style-name="P11"><text:span text:style-name="T42">►</text:span><text:span text:style-name="T21"> </text:span><text:span text:style-name="T23">Compuesto: </text:span><text:span text:style-name="T21">pueden tomar varios valores a la vez mientras guardan alguna relación lógica entre ellos bajo un único nombre.</text:span></text:p>
      <text:p text:style-name="P11"><text:span text:style-name="T21"><text:tab/></text:span><text:span text:style-name="T76">▪</text:span><text:span text:style-name="T40"> </text:span><text:span text:style-name="T28">Definido por el usuario:</text:span><text:span text:style-name="T21"><text:tab/></text:span></text:p>
      <text:p text:style-name="P11"><text:span text:style-name="T21"><text:tab/><text:tab/></text:span><text:span text:style-name="T40">▫</text:span><text:span text:style-name="T64"> </text:span><text:span text:style-name="T23">String: </text:span><text:span text:style-name="T21">Es una sucesión de caracteres de longitud determinada.</text:span></text:p>
      <text:p text:style-name="P23"><text:tab/><text:tab/></text:p>
      <text:p text:style-name="P11"><text:span text:style-name="T30"><text:tab/><text:tab/></text:span><text:span text:style-name="T66">▫</text:span><text:span text:style-name="T64"> </text:span><text:span text:style-name="T30">Registros:</text:span><text:span text:style-name="T31"> permiten agrupar diferentes tipos de datos en una estructura única. Es heterogénea <text:tab/><text:tab/><text:tab/>porque los datos pueden ser de distintos tipos, es estática porque al declararla se sabe cuánto ocupa, y <text:tab/><text:tab/>de acceso directo.</text:span></text:p>
      <text:p text:style-name="P24"/>
      <text:p text:style-name="P11"><text:soft-page-break/><text:span text:style-name="T65"><text:tab/><text:tab/></text:span><text:span text:style-name="T66">▫</text:span><text:span text:style-name="T64"> </text:span><text:span text:style-name="T32">Listas:</text:span><text:span text:style-name="T33"> Es una colección de elementos </text:span><text:span text:style-name="T34">homogéneos</text:span><text:span text:style-name="T33"> (todos del mismo tipo) con una relación </text:span><text:span text:style-name="T34">lineal</text:span><text:span text:style-name="T33"> <text:tab/><text:tab/>que los vincula, es decir, que cada elemento tiene un único predecesor (excepto el primer elemento), y <text:tab/><text:tab/>un único sucesor (excepto el ultimo). Es </text:span><text:span text:style-name="T34">dinámica</text:span><text:span text:style-name="T33"> ya que su tamaño se <text:tab/>modifica durante la ejecución. <text:tab/><text:tab/>Los elementos no tienen un orden secuencial en la memoria, pero tienen un orden interno lógico. <text:tab/><text:tab/><text:tab/>Compuesta por Nodos, se conectan por medio de enlaces o punteros. Cada nodo tiene un dato <text:tab/><text:tab/><text:tab/>(cualquier dato) y siguiente (tipo puntero).</text:span></text:p>
      <text:p text:style-name="P25"/>
      <text:p text:style-name="P11"><text:span text:style-name="T64"><text:tab/><text:tab/></text:span><text:span text:style-name="T66">▫</text:span><text:span text:style-name="T64"> </text:span><text:span text:style-name="T32">Arreglos:</text:span><text:span text:style-name="T33"> Es una colección de elementos que se guardan consecutivamente en la memoria y se <text:tab/><text:tab/><text:tab/>pueden referenciar a través de una variable “índice”. Es </text:span><text:span text:style-name="T34">homogénea</text:span><text:span text:style-name="T33"> porque los elementos son todos <text:tab/><text:tab/>del mismo tipo, es </text:span><text:span text:style-name="T34">estática</text:span><text:span text:style-name="T33"> porque el tamaño no cambia durante la ejecución e </text:span><text:span text:style-name="T34">indexada</text:span><text:span text:style-name="T33"> porque para <text:tab/><text:tab/>ingresar a una posición se debe llevar una variable “índice”. Se utilizan </text:span><text:span text:style-name="T34">dos</text:span><text:span text:style-name="T33"> valores para la dimensión <text:tab/><text:tab/>de un arreglo</text:span><text:span text:style-name="T35">. </text:span></text:p>
      <text:p text:style-name="P11"><text:span text:style-name="T35"><text:tab/><text:tab/></text:span><text:span text:style-name="T34">Dimensión Física</text:span><text:span text:style-name="T33">: se especifica en el momento de la declaración y determina la <text:tab/><text:tab/><text:tab/><text:tab/><text:tab/>ocupación máxima de memoria</text:span><text:span text:style-name="T35">.</text:span></text:p>
      <text:p text:style-name="P22"><text:span text:style-name="T97"><text:tab/><text:tab/></text:span><text:span text:style-name="T98">Dimensión Lógica</text:span><text:span text:style-name="T97">: Se determina cuando se cargan contenidos a los elementos del <text:tab/><text:tab/><text:tab/><text:tab/>arreglo. <text:tab/>Indica la cantidad de posiciones ocupadas con contenido.</text:span></text:p>
      <text:p text:style-name="P20"/>
      <text:p text:style-name="P26">Tipos/Estructuras de control</text:p>
      <text:p text:style-name="P10"><text:span text:style-name="T91">Concepto Estructuras de Control</text:span><text:span text:style-name="T3">: </text:span><text:span text:style-name="T19">Conjunto mínimo de instrucciones que permiten especificar el </text:span><text:span text:style-name="T20">control</text:span><text:span text:style-name="T19"> del algoritmo que se quiere implementar.</text:span></text:p>
      <text:p text:style-name="P11"><text:span text:style-name="T21"><text:tab/></text:span><text:span text:style-name="T79">► </text:span><text:span text:style-name="T23">Selección:<text:tab/></text:span><text:span text:style-name="T21">1) </text:span><text:span text:style-name="T24">Simple (if):</text:span><text:span text:style-name="T21"> </text:span><text:span text:style-name="T22">Se evalúa la condición por Verdadera o Falsa y según el estado de la misma</text:span></text:p>
      <text:p text:style-name="P63"><text:tab/><text:tab/><text:tab/>se ejecutan las acciones correspondientes</text:p>
      <text:p text:style-name="P11"><text:span text:style-name="T23"><text:tab/><text:tab/><text:tab/></text:span><text:span text:style-name="T21">2) </text:span><text:span text:style-name="T24">Múltiple (case): </text:span><text:span text:style-name="T21">Permite realizar distintas acciones dependiendo del valor de una variable.</text:span></text:p>
      <text:p text:style-name="P20"/>
      <text:p text:style-name="P11"><text:span text:style-name="T21"><text:tab/></text:span><text:span text:style-name="T80">►</text:span><text:span text:style-name="T79"> </text:span><text:span text:style-name="T23">Iterativas:<text:tab/></text:span><text:span text:style-name="T21">1) </text:span><text:span text:style-name="T24">Precondicional (while):</text:span><text:span text:style-name="T25"> Primero evalúan</text:span><text:span text:style-name="T21"> la condición y si es </text:span><text:span text:style-name="T25">verdadera</text:span><text:span text:style-name="T21"> se ejecuta el <text:tab/><text:tab/><text:tab/><text:tab/>bloque de acciones.</text:span></text:p>
      <text:p text:style-name="P11"><text:span text:style-name="T21"><text:tab/><text:tab/><text:tab/>2) </text:span><text:span text:style-name="T24">Postcondicional (repeat): </text:span><text:span text:style-name="T21">Ejecuta las acciones y </text:span><text:span text:style-name="T25">luego evaluá</text:span><text:span text:style-name="T21"> la condición <text:s/>hasta que esta <text:tab/><text:tab/><text:tab/>sea </text:span><text:span text:style-name="T25">falsa.</text:span></text:p>
      <text:p text:style-name="P11"><text:span text:style-name="T21"><text:tab/><text:tab/><text:tab/>3) </text:span><text:span text:style-name="T24">Repetitiva (for):</text:span><text:span text:style-name="T21"> Consiste en repetir N veces un bloque de acciones, sabiendo de antemano <text:tab/><text:tab/><text:tab/>la cantidad de veces a ejecutar el bloque.</text:span></text:p>
      <text:p text:style-name="P20"/>
      <text:p text:style-name="P29"><text:span text:style-name="T19">Read: </text:span><text:span text:style-name="T21">Es una operación que se utiliza para tomar datos desde un dispositivo de entrada (por defecto desde el teclado) y asignarlos a la variable correspondiente.</text:span></text:p>
      <text:p text:style-name="P29"><text:span text:style-name="T19">Write: </text:span><text:span text:style-name="T21">Es una operación que se utiliza para mostrar el contenido de una variable, por defecto en pantalla.</text:span></text:p>
      <text:p text:style-name="P20"/>
      <text:p text:style-name="P26">Modularización </text:p>
      <text:p text:style-name="P19">Implica <text:span text:style-name="T90">dividir un problema en partes</text:span>. Se busca que cada parte realice una tarea simple y pueda resolverse de manera independiente de las otras tareas.</text:p>
      <text:p text:style-name="P11"><text:span text:style-name="T8">Modulo:</text:span><text:span text:style-name="T21"> </text:span></text:p>
      <text:p text:style-name="P11"><text:span text:style-name="T21"><text:tab/></text:span><text:span text:style-name="T36">►Encapsula acciones, tareas o funciones.</text:span></text:p>
      <text:p text:style-name="P31"><text:tab/>►En ellos se pueden representar los objetivos relevantes del problema a resolver.</text:p>
      <text:p text:style-name="P31"><text:tab/>►Tarea especifica bien definida.</text:p>
      <text:p text:style-name="P31"><text:tab/>►Se comunican entre si adecuadamente y cooperan para conseguir un objetivo común</text:p>
      <text:p text:style-name="P11"><text:span text:style-name="T36"><text:tab/></text:span><text:span text:style-name="T54">Beneficios:</text:span><text:span text:style-name="T36"> </text:span></text:p>
      <text:p text:style-name="P13"><text:span text:style-name="T36"><text:tab/><text:tab/></text:span><text:span text:style-name="T42">a)</text:span><text:span text:style-name="T36"> </text:span><text:span text:style-name="T55">Facilidad de mantenimiento:</text:span><text:span text:style-name="T36"> Se aíslan los errores que se producen con mayor facilidad, <text:tab/><text:tab/><text:tab/></text:span><text:span text:style-name="T37">corrigiéndose </text:span><text:span text:style-name="T36">en menor tiempo </text:span><text:span text:style-name="T37">y disminuyendo</text:span><text:span text:style-name="T36"> los costos de mantenimiento de <text:tab/><text:tab/><text:tab/></text:span></text:p>
      <text:p text:style-name="P64"><text:tab/><text:tab/>los sistemas.</text:p>
      <text:p text:style-name="P13"><text:span text:style-name="T36"><text:tab/><text:tab/></text:span><text:span text:style-name="T43">b</text:span><text:span text:style-name="T42">) </text:span><text:span text:style-name="T55">Facilidad de Crecimiento:</text:span><text:span text:style-name="T36"> Permite disminuir los riesgos y costos de incorporar nuevas <text:tab/><text:tab/><text:tab/>prestaciones a un sistema en funcionamiento.<text:tab/></text:span></text:p>
      <text:p text:style-name="P11"><text:span text:style-name="T36"><text:tab/><text:tab/></text:span><text:span text:style-name="T42">c) </text:span><text:span text:style-name="T55">Mayor Productividad:</text:span><text:span text:style-name="T36"> Un equipo de desarrollo puede trabajar en conjunto en varios <text:tab/><text:tab/><text:tab/><text:tab/>módulos, reduciendo el tiempo de desarrollo global del sistema.</text:span></text:p>
      <text:p text:style-name="P13"><text:span text:style-name="T38"><text:tab/><text:tab/></text:span><text:span text:style-name="T43">d</text:span><text:span text:style-name="T42">) </text:span><text:span text:style-name="T55">Reusabilidad:</text:span><text:span text:style-name="T36"> La posibilidad de utilizar repetidamente el producto de software <text:tab/><text:tab/><text:tab/><text:tab/>desarrollado.</text:span></text:p>
      <text:p text:style-name="P11"><text:span text:style-name="T36"><text:tab/><text:tab/></text:span><text:span text:style-name="T42">e) </text:span><text:span text:style-name="T55">Legibilidad:</text:span><text:span text:style-name="T36"> Mayor claridad para leer y comprender el código fuente.</text:span></text:p>
      <text:p text:style-name="P37">Módulos que ofrece Pascal:</text:p>
      <text:p text:style-name="P11"><text:span text:style-name="T53">Procedimiento</text:span><text:span text:style-name="T49">: </text:span><text:span text:style-name="T36">Conjunto de instrucciones que realizar una tarea especifica y retorna 0, 1 o mas valores.</text:span></text:p>
      <text:p text:style-name="P31"><text:tab/>-Se invoca por su nombre.</text:p>
      <text:p text:style-name="P31"><text:tab/>-Devuelven 0, 1 o mas valores.</text:p>
      <text:p text:style-name="P31"><text:tab/>-Pueden devolver cualquier tipo de valor.</text:p>
      <text:p text:style-name="P31"><text:tab/>-Luego de ejecutado el módulo, el flujo de control retorna a la instrucción siguiente a la <text:span text:style-name="T120">l</text:span>invocación del <text:tab/>mismo.</text:p>
      <text:p text:style-name="P31"><text:soft-page-break/></text:p>
      <text:p text:style-name="P11"><text:span text:style-name="T53">Función:</text:span><text:span text:style-name="T36"> Conjunto de instrucciones que realizan una tarea especifica y como resultado retorna un único valor de tipo simple. </text:span></text:p>
      <text:p text:style-name="P31"><text:tab/>-Se invoca por su nombre.</text:p>
      <text:p text:style-name="P31"><text:tab/>-Devuelve un único valor.</text:p>
      <text:p text:style-name="P31"><text:tab/>-Pueden invocarse dentro de estructuras de control.</text:p>
      <text:p text:style-name="P31"><text:tab/>-Devuelven solo tipos simples.</text:p>
      <text:p text:style-name="P31"><text:tab/>-<text:span text:style-name="T121">Luego de ejecutar el módulo, el flujo de control retorna a la misma instrucción de la invocación del módulo</text:span></text:p>
      <text:p text:style-name="P31"/>
      <text:p text:style-name="P44">Tanto <text:span text:style-name="T93">Funciones como Procedimientos</text:span> pueden contener además, de la <text:span text:style-name="T93">declaración de tipos y variables propias</text:span>, la definición de otros módulos</text:p>
      <text:p text:style-name="P31"/>
      <text:p text:style-name="P1"><text:span text:style-name="T68">Alcance de las variables:</text:span><text:span text:style-name="T67"> </text:span></text:p>
      <text:p text:style-name="P1"><text:span text:style-name="T67"><text:tab/></text:span><text:span text:style-name="T36">● </text:span><text:span text:style-name="T42">Variables Globales: </text:span><text:span text:style-name="T36">Su declaración </text:span><text:span text:style-name="T39">se</text:span><text:span text:style-name="T36"> hace en la sección de declaración del programa principal, es decir <text:tab/>fuera de todos los módulos del programa y podrá ser usada en el programa y en todos los módulos del mismo.</text:span></text:p>
      <text:p text:style-name="P1"><text:span text:style-name="T36"><text:tab/><text:tab/></text:span><text:span text:style-name="T49">Desventajas: <text:tab/></text:span><text:span text:style-name="T36">◦ Dificultad durante la etapa de verificación.</text:span></text:p>
      <text:p text:style-name="P1"><text:span text:style-name="T49"><text:tab/><text:tab/><text:tab/><text:tab/></text:span><text:span text:style-name="T36">◦ Demasiadas variables en la sección de declaración.</text:span></text:p>
      <text:p text:style-name="P31"><text:tab/><text:tab/><text:tab/><text:tab/>◦ Posibilidad de conflicto entre los nombres de las variables utilizadas por diferentes <text:tab/><text:tab/><text:tab/><text:tab/> <text:s text:c="2"/>programadores.</text:p>
      <text:p text:style-name="P31"><text:tab/><text:tab/><text:tab/><text:tab/>◦ Falta de especificación del tipo de comunicación entre los módulos.</text:p>
      <text:p text:style-name="P31"><text:tab/><text:tab/><text:tab/><text:tab/>◦ Uso de memoria.</text:p>
      <text:p text:style-name="P31"><text:tab/><text:tab/><text:tab/><text:tab/></text:p>
      <text:p text:style-name="P11"><text:span text:style-name="T36"><text:tab/></text:span><text:span text:style-name="T49">● </text:span><text:span text:style-name="T42">Variables Local al modulo:</text:span><text:span text:style-name="T36"> Su declaración se hace en un modulo en particular y solo podrá ser usada en ese <text:tab/>modulo. Si este modulo contiene a su vez otros módulos, entonces esa variable podría ser también usada por <text:tab/>todos los módulos interiores, si esta declarada previo a ellos.</text:span></text:p>
      <text:p text:style-name="P11"><text:span text:style-name="T36"><text:tab/></text:span><text:span text:style-name="T42">● Variables local al Programa: </text:span><text:span text:style-name="T36">Su declaración se antes de la sección de instrucciones del programa y después <text:tab/>de la declaración de los módulos.</text:span></text:p>
      <text:p text:style-name="P11"><text:span text:style-name="T36"><text:tab/></text:span><text:span text:style-name="T42">● Parámetros: </text:span><text:span text:style-name="T36">Son los datos que se utilizaran para la comunicación entre el programa y los módulos, de una <text:tab/>manera explicita.</text:span></text:p>
      <text:p text:style-name="P11"><text:span text:style-name="T36"><text:tab/><text:tab/>-</text:span><text:span text:style-name="T55">Por Valor:</text:span><text:span text:style-name="T36"> un parámetro por valor es un dato de entrada que significa que el modulo <text:s/>recibe una <text:tab/><text:tab/><text:tab/> copia de un valor proveniente de otro modulo o del programa principal .</text:span></text:p>
      <text:p text:style-name="P11"><text:span text:style-name="T36"><text:tab/><text:tab/><text:tab/></text:span><text:span text:style-name="T49">Desventajas: <text:tab/></text:span><text:span text:style-name="T36">◦ Utilización importante de memoria (podría haber demadiada memoria <text:tab/><text:tab/><text:tab/><text:tab/><text:tab/>local)</text:span></text:p>
      <text:p text:style-name="P31"/>
      <text:p text:style-name="P11"><text:span text:style-name="T36"><text:tab/><text:tab/>-</text:span><text:span text:style-name="T55">Por Referencia:</text:span><text:span text:style-name="T36"> es un dato de entrada/ salida que contiene la dirección de memoria donde se <text:tab/><text:tab/><text:tab/>encuentra la información compartida con otro modulo o programa que lo invoca. Cualquier alteración <text:tab/><text:tab/>sobre la variable se vera reflejada en le resto del programa</text:span></text:p>
      <text:p text:style-name="P31"><text:tab/></text:p>
      <text:p text:style-name="P37"/>
      <text:p text:style-name="P46">Estructura de Datos </text:p>
      <text:p text:style-name="P72">Tipo de datos ═►Compuesto (def por usuario) ═►Estructurados</text:p>
      <text:p text:style-name="P9"><text:span text:style-name="T57"><text:tab/>Es un </text:span><text:span text:style-name="T63">conjunto de variables</text:span><text:span text:style-name="T57"> (que podrían ser de distinto tipo) que poseen una relación lógica o conceptual entre si, y que se pueden reconocer como un todo, bajo un nombre único.</text:span></text:p>
      <text:p text:style-name="P33">Esto nos va a permitir representar los elementos del mundo real, que son mas complejos que un numero entero, un carácter o una palabra.</text:p>
      <text:p text:style-name="P33"/>
      <text:p text:style-name="P38">Clasificación Según:<text:tab/></text:p>
      <text:p text:style-name="P4"><text:span text:style-name="T45"><text:tab/></text:span><text:span text:style-name="T48">Elementos</text:span></text:p>
      <text:p text:style-name="P4"><text:span text:style-name="T51"><text:tab/><text:tab/></text:span><text:span text:style-name="T50">Homogénea:</text:span><text:span text:style-name="T40"> todos los elementos que la componen pertenecen al mismo tipo de dato.</text:span></text:p>
      <text:p text:style-name="P4"><text:span text:style-name="T50"><text:tab/><text:tab/>Heterogénea: </text:span><text:span text:style-name="T40">los elementos que la componen pueden ser de distinto tipo de dato.</text:span></text:p>
      <text:p text:style-name="P2"><text:span text:style-name="T45"><text:tab/></text:span><text:span text:style-name="T47">Ocupación en Memoria</text:span><text:span text:style-name="T44"> </text:span></text:p>
      <text:p text:style-name="P2"><text:span text:style-name="T44"><text:tab/><text:tab/></text:span><text:span text:style-name="T51">Estática:</text:span><text:span text:style-name="T45"> la cantidad de elementos que puede contener no varía durante la ejecución del programa.</text:span></text:p>
      <text:p text:style-name="P2"><text:span text:style-name="T45"><text:tab/><text:tab/></text:span><text:span text:style-name="T51">Dinámica: </text:span><text:span text:style-name="T45">la cantidad de elementos puede variar, por lo tanto, puede variar la memoria en tiempo de <text:tab/><text:tab/>ejecución.</text:span></text:p>
      <text:p text:style-name="P2"><text:span text:style-name="T45"><text:tab/></text:span><text:span text:style-name="T47">Forma de Acceso</text:span></text:p>
      <text:p text:style-name="P3"><text:span text:style-name="T45"><text:tab/><text:tab/></text:span><text:span text:style-name="T51">Directo: </text:span><text:span text:style-name="T45">se accede directamente al elemento sin pasar por otros.</text:span></text:p>
      <text:p text:style-name="P2"><text:span text:style-name="T44"><text:tab/><text:tab/></text:span><text:span text:style-name="T51">Secuencial: </text:span><text:span text:style-name="T45">Para acceder a un elemento particular se debe respetar un orden predeterminado.</text:span></text:p>
      <text:p text:style-name="P2"><text:span text:style-name="T45"><text:tab/></text:span><text:span text:style-name="T47">Relación entre sus elementos</text:span></text:p>
      <text:p text:style-name="P11"><text:span text:style-name="T40"><text:tab/><text:tab/></text:span><text:span text:style-name="T50">Lineal: </text:span><text:span text:style-name="T40">cada elemento puede tener 0 o 1 sucesor, 0 o 1 predecesor o ambos</text:span></text:p>
      <text:p text:style-name="P11"><text:span text:style-name="T40"><text:tab/><text:tab/></text:span><text:span text:style-name="T50">No lineal: </text:span><text:span text:style-name="T40">si para un elemento dado pueden existir 0, 1 o mas elementos que le suceden y 0, 1 o mas <text:tab/><text:tab/>elementos que le preceden.</text:span></text:p>
      <text:p text:style-name="P33"><text:soft-page-break/></text:p>
      <text:p text:style-name="P40">Ventajas</text:p>
      <text:p text:style-name="P33"><text:tab/>* <text:span text:style-name="T90">Flexibilidad:</text:span> en caso de se necesario, modificar la forma en que se representa el dato, solo se debe modificar <text:tab/>una declaración en lugar de un conjunto de declaraciones de variables.</text:p>
      <text:p text:style-name="P33"><text:tab/>* <text:span text:style-name="T90">Documentación</text:span>: se pueden usar como identificador de los tipos, nombres autoexplicativos, facilitando de <text:tab/>esta manera el entendimiento y lectura del programa.</text:p>
      <text:p text:style-name="P33"><text:tab/>* <text:span text:style-name="T90">Seguridad:</text:span> se reducen los errores por el uso de operadores inadecuados del dato a manejar, y se pueden <text:tab/>obtener programas más confiables.</text:p>
      <text:p text:style-name="P37"/>
      <text:p text:style-name="P46">Registros</text:p>
      <text:p text:style-name="P6"><text:span text:style-name="T69">Tipo de datos</text:span><text:span text:style-name="T68"> ═►</text:span><text:span text:style-name="T69">Compuesto (def por usuario)</text:span><text:span text:style-name="T68"> ═►</text:span><text:span text:style-name="T69">Estructurados</text:span><text:span text:style-name="T68"> ═►</text:span><text:span text:style-name="T69">Registros</text:span></text:p>
      <text:p text:style-name="P43">Permiten agrupar un conjunto de campos de igual o diferente tipo de datos, bajo un nombre único.</text:p>
      <text:p text:style-name="P43"><text:tab/><text:span text:style-name="T93">Características</text:span></text:p>
      <text:p text:style-name="P33"><text:tab/><text:span text:style-name="T99">●</text:span> <text:span text:style-name="T90">Heterogénea:</text:span> cada campo puede ser del mismo o distinto tipo de dato.</text:p>
      <text:p text:style-name="P12"><text:span text:style-name="T40"><text:tab/></text:span><text:span text:style-name="T80">● </text:span><text:span text:style-name="T46">Acceso Directo:</text:span><text:span text:style-name="T40"> cada campo se puede referenciar directamente sin necesidad de referenciar los otros.</text:span></text:p>
      <text:p text:style-name="P11"><text:span text:style-name="T70"><text:tab/></text:span><text:span text:style-name="T80">●</text:span><text:span text:style-name="T40"> </text:span><text:span text:style-name="T46">Estática:</text:span><text:span text:style-name="T40"> su tamañano en memoria puede ser calculado realizando las suma de sus campos, algo que no varía <text:tab/>en tiempo de ejecución.</text:span></text:p>
      <text:p text:style-name="P33"/>
      <text:p text:style-name="P11"><text:span text:style-name="T40"><text:tab/></text:span><text:span text:style-name="T56">Op sobre la variable de tipo registro</text:span></text:p>
      <text:p text:style-name="P33"><text:tab/><text:tab/><text:tab/><text:tab/>Asignación: (prod1:= prod2) siempre y cuando estén definidos del mismo tipo.</text:p>
      <text:p text:style-name="P33"><text:tab/><text:tab/><text:tab/><text:tab/>Acceso a cada campo en particular: (.) a través del simbolo punto.</text:p>
      <text:p text:style-name="P11"><text:span text:style-name="T40"><text:tab/></text:span><text:span text:style-name="T56">Op sobre los campos que componen el registro</text:span></text:p>
      <text:p text:style-name="P33"><text:tab/><text:tab/><text:tab/><text:tab/>Como cada campo del registro puede tener su propio tipo de dato, las operaciones a <text:tab/><text:tab/><text:tab/><text:tab/>realizar son las permitidas para el tipo de dato que posea el campo correspondiente.</text:p>
      <text:p text:style-name="P33"/>
      <text:p text:style-name="P33"/>
      <text:p text:style-name="P46">Arreglos</text:p>
      <text:p text:style-name="P11"><text:span text:style-name="T71">Tipo de datos</text:span><text:span text:style-name="T70"> ═►</text:span><text:span text:style-name="T71">Compuesto (def por usuario)</text:span><text:span text:style-name="T70"> ═►</text:span><text:span text:style-name="T71">Estructurados</text:span><text:span text:style-name="T70"> ═►</text:span><text:span text:style-name="T71">Arreglos</text:span></text:p>
      <text:p text:style-name="P11"><text:span text:style-name="T74">Arreglo:</text:span><text:span text:style-name="T50"> </text:span><text:span text:style-name="T56">colección de elementos</text:span><text:span text:style-name="T50"> que se guardan consecutivamente en la memoria y se pueden referenciar a través de índices.</text:span></text:p>
      <text:p text:style-name="P11"><text:span text:style-name="T50"><text:tab/></text:span><text:span text:style-name="T40">● Homogénea: todos los elementos son del mismo tipo.</text:span></text:p>
      <text:p text:style-name="P11"><text:span text:style-name="T50"><text:tab/></text:span><text:span text:style-name="T40">● Acceso directo: los componentes o elementos pueden recuperarse en cualquier orden, simplemente indicando <text:tab/>su posición.</text:span></text:p>
      <text:p text:style-name="P33"><text:tab/>● Indexada: acceso a los elementos a través de los índices.</text:p>
      <text:p text:style-name="P33"><text:tab/>● Estática: la memoria ocupada durante la ejecución del programa es fija.</text:p>
      <text:p text:style-name="P33"><text:tab/>● Lineal: cada elemento tiene uno que precede y uno que lo sigue.</text:p>
      <text:p text:style-name="P33"/>
      <text:p text:style-name="P11"><text:span text:style-name="T44">Clasificación:</text:span><text:span text:style-name="T40"> </text:span></text:p>
      <text:p text:style-name="P11"><text:span text:style-name="T40"><text:tab/><text:tab/>-</text:span><text:span text:style-name="T50">Unidimensionales (vectores):</text:span><text:span text:style-name="T40"> única dimensión. Cada posición es accesible mediante un único indice. </text:span></text:p>
      <text:p text:style-name="P11"><text:span text:style-name="T40"><text:tab/><text:tab/>-</text:span><text:span text:style-name="T50">Multidimensionales (matrices):</text:span><text:span text:style-name="T40"> mas de una dimensión. Cada elemento dentro de ellos se direcciona <text:s/><text:tab/><text:tab/> mediante dos indices o mas.</text:span></text:p>
      <text:p text:style-name="P29"><text:span text:style-name="T60">Rango:</text:span><text:span text:style-name="T58"> </text:span><text:span text:style-name="T40">Puede ser cualquier subrango de tipo enumerado. El tipo de elemento debe ser de un tipo básico o de un tipo previamente definido (simple o estructurado). Ubicado en posiciones contiguas de memoria.</text:span></text:p>
      <text:p text:style-name="P29"><text:span text:style-name="T60">Tipo de Elemento del arreglo:</text:span><text:span text:style-name="T58"> </text:span><text:span text:style-name="T40">de tipo estático (Integer, Char, Boolean, Real, String, Arreglo).</text:span></text:p>
      <text:p text:style-name="P33"><text:tab/></text:p>
      <text:p text:style-name="P38">Consideraciones sobre el Vector: </text:p>
      <text:p text:style-name="P38"><text:tab/><text:tab/><text:span text:style-name="T84">-</text:span><text:span text:style-name="T86">Dimensión Física: </text:span><text:span text:style-name="T83">Especificada en el momento de la declaración y determina su ocupación en <text:tab/><text:tab/><text:tab/>memoria, la cual no varia durante la ejecución del programa.</text:span></text:p>
      <text:p text:style-name="P38"><text:span text:style-name="T83"><text:tab/><text:tab/></text:span><text:span text:style-name="T86">-Dimensión Lógica: </text:span><text:span text:style-name="T83">Se determina cuando se cargan los elementos del vector. Indica la cantidad de <text:tab/><text:tab/> posiciones de memoria ocupadas con contenidos cargados desde la posición inicial en forma <text:tab/><text:tab/><text:tab/> consecutiva. </text:span></text:p>
      <text:p text:style-name="P33"/>
      <text:p text:style-name="P38">Operaciones:</text:p>
      <text:p text:style-name="P33"><text:tab/>- Asignación de contenido a un elemento.</text:p>
      <text:p text:style-name="P33"><text:tab/>- Lectura / Escritura.</text:p>
      <text:p text:style-name="P33"><text:tab/>- Recorridos: consiste de recorrer el vector de manera parcial o total, para realizar algun proceso sobre sus <text:tab/> <text:tab/>elementos</text:p>
      <text:p text:style-name="P38"><text:span text:style-name="T83"><text:tab/>- </text:span><text:span text:style-name="T91">Cargar datos en un vector:</text:span></text:p>
      <text:p text:style-name="P33"><text:tab/><text:tab/>Consiste en incorporar un elemento a continuación del otro desde la pos inicial de forma consecutiva,</text:p>
      <text:p text:style-name="P33"><text:tab/><text:tab/>controlando no superar la dimensión física.</text:p>
      <text:p text:style-name="P33"/>
      <text:p text:style-name="P33"><text:soft-page-break/></text:p>
      <text:p text:style-name="P33"/>
      <text:p text:style-name="P39"><text:span text:style-name="T83"><text:tab/>- </text:span><text:span text:style-name="T91">Agregar elementos al final:</text:span></text:p>
      <text:p text:style-name="P39"><text:span text:style-name="T83"><text:tab/><text:tab/></text:span><text:span text:style-name="T102">Procedure</text:span><text:span text:style-name="T86"> AgregarAlFinal(</text:span><text:span text:style-name="T102">var</text:span><text:span text:style-name="T86"> v: vector; </text:span><text:span text:style-name="T102">var</text:span><text:span text:style-name="T86"> dimL: </text:span><text:span text:style-name="T102">integer</text:span><text:span text:style-name="T86">; x: </text:span><text:span text:style-name="T102">integer</text:span><text:span text:style-name="T86">);</text:span></text:p>
      <text:p text:style-name="P39"><text:span text:style-name="T86"><text:tab/><text:tab/></text:span><text:span text:style-name="T102">Begin</text:span></text:p>
      <text:p text:style-name="P39"><text:span text:style-name="T86"><text:tab/><text:tab/><text:tab/></text:span><text:span text:style-name="T102">if</text:span><text:span text:style-name="T86"> (dimL &lt; dimF) </text:span><text:span text:style-name="T102">then begin</text:span></text:p>
      <text:p text:style-name="P43"><text:tab/><text:tab/><text:tab/><text:tab/>dimL:= dimL + 1;</text:p>
      <text:p text:style-name="P43"><text:tab/><text:tab/><text:tab/><text:tab/>v[dimL]:= x;</text:p>
      <text:p text:style-name="P39"><text:span text:style-name="T86"><text:tab/><text:tab/><text:tab/></text:span><text:span text:style-name="T102">end</text:span><text:span text:style-name="T86">;</text:span></text:p>
      <text:p text:style-name="P39"><text:span text:style-name="T86"><text:tab/><text:tab/></text:span><text:span text:style-name="T102">End</text:span><text:span text:style-name="T86">;</text:span></text:p>
      <text:p text:style-name="P43"><text:tab/><text:tab/></text:p>
      <text:p text:style-name="P38"><text:span text:style-name="T83"><text:tab/>- </text:span><text:span text:style-name="T91">Insertar elementos:</text:span></text:p>
      <text:p text:style-name="P33"><text:tab/>1<text:tab/><text:span text:style-name="T100">Procedure</text:span> InsertarEnPosDeteriminada(<text:span text:style-name="T100">var </text:span>v:vector; <text:span text:style-name="T100">var</text:span> dimL:<text:span text:style-name="T100">integer</text:span>; var ok:boolean; x,pos: <text:span text:style-name="T100">integer</text:span>);</text:p>
      <text:p text:style-name="P33"><text:tab/><text:tab/>Var</text:p>
      <text:p text:style-name="P33"><text:tab/><text:tab/><text:tab/>i: <text:span text:style-name="T100">integer</text:span>;</text:p>
      <text:p text:style-name="P33"><text:tab/><text:tab/><text:span text:style-name="T100">Begin</text:span></text:p>
      <text:p text:style-name="P58"/>
      <text:p text:style-name="P33"><text:span text:style-name="T100"><text:tab/><text:tab/><text:tab/></text:span><text:span text:style-name="T95">ok:=</text:span><text:span text:style-name="T100"> false</text:span><text:span text:style-name="T95">;</text:span></text:p>
      <text:p text:style-name="P33"><text:tab/><text:tab/><text:tab/><text:span text:style-name="T100">if</text:span> (dimL &lt; dimF) <text:span text:style-name="T100">and</text:span> ((pos &gt;= 1) <text:span text:style-name="T100">and</text:span> (pos &lt;= dimF))<text:span text:style-name="T100"> then begin</text:span></text:p>
      <text:p text:style-name="P33"><text:tab/><text:tab/><text:tab/><text:tab/>ok:= <text:span text:style-name="T100">true</text:span>;</text:p>
      <text:p text:style-name="P33"><text:span text:style-name="T100"><text:tab/><text:tab/><text:tab/><text:tab/>for</text:span> i:= dimL <text:span text:style-name="T100">downto</text:span> pos <text:span text:style-name="T100">do</text:span> </text:p>
      <text:p text:style-name="P33"><text:tab/><text:tab/><text:tab/><text:tab/><text:tab/>v[i + 1]:= v[i];</text:p>
      <text:p text:style-name="P33"><text:tab/><text:tab/><text:tab/><text:tab/>v[pos]:= x;</text:p>
      <text:p text:style-name="P33"><text:tab/><text:tab/><text:tab/><text:tab/>dimL:= dimL + 1;</text:p>
      <text:p text:style-name="P33"><text:tab/><text:tab/><text:tab/><text:span text:style-name="T100">end</text:span>;</text:p>
      <text:p text:style-name="P33"><text:tab/><text:tab/><text:span text:style-name="T100">End;</text:span></text:p>
      <text:p text:style-name="P58"/>
      <text:p text:style-name="P33"><text:span text:style-name="T100"><text:tab/></text:span><text:span text:style-name="T95">2</text:span><text:span text:style-name="T100"><text:tab/>Procedure </text:span><text:span text:style-name="T95">InsertarOrdenado(var v: vector; var dimL: indice; elem: info);</text:span></text:p>
      <text:p text:style-name="P54"/>
      <text:p text:style-name="P33"><text:span text:style-name="T95"><text:tab/><text:tab/><text:tab/></text:span><text:span text:style-name="T100">function</text:span><text:span text:style-name="T95"> buscarPos(v: vector; dL: indice; x: </text:span><text:span text:style-name="T100">integer</text:span><text:span text:style-name="T95">;): indice;</text:span></text:p>
      <text:p text:style-name="P33"><text:span text:style-name="T95"><text:tab/><text:tab/><text:tab/></text:span><text:span text:style-name="T100">var</text:span></text:p>
      <text:p text:style-name="P54"><text:tab/><text:tab/><text:tab/><text:tab/>pos: indice;</text:p>
      <text:p text:style-name="P33"><text:span text:style-name="T95"><text:tab/><text:tab/><text:tab/></text:span><text:span text:style-name="T100">begin</text:span></text:p>
      <text:p text:style-name="P33"><text:span text:style-name="T95"><text:tab/><text:tab/><text:tab/><text:tab/></text:span><text:span text:style-name="T100">while</text:span><text:span text:style-name="T95"> (pos &lt;= dimL) </text:span><text:span text:style-name="T100">and</text:span><text:span text:style-name="T95"> (v[pos] &lt; x) </text:span><text:span text:style-name="T100">do</text:span></text:p>
      <text:p text:style-name="P54"><text:tab/><text:tab/><text:tab/><text:tab/><text:tab/>pos:= pos + 1;</text:p>
      <text:p text:style-name="P54"><text:tab/><text:tab/><text:tab/><text:tab/>buscarPos:= pos;</text:p>
      <text:p text:style-name="P33"><text:span text:style-name="T95"><text:tab/><text:tab/><text:tab/></text:span><text:span text:style-name="T100">end</text:span><text:span text:style-name="T95">;</text:span></text:p>
      <text:p text:style-name="P54"><text:tab/><text:tab/><text:tab/></text:p>
      <text:p text:style-name="P33"><text:span text:style-name="T95"><text:tab/><text:tab/><text:tab/></text:span><text:span text:style-name="T100">procedure</text:span><text:span text:style-name="T95"> insertar(var v: vector; var dL: indice; pos: indice; x: info);</text:span></text:p>
      <text:p text:style-name="P33"><text:span text:style-name="T95"><text:tab/><text:tab/><text:tab/></text:span><text:span text:style-name="T100">var</text:span></text:p>
      <text:p text:style-name="P54"><text:tab/><text:tab/><text:tab/><text:tab/>i: indice;</text:p>
      <text:p text:style-name="P33"><text:span text:style-name="T95"><text:tab/><text:tab/><text:tab/></text:span><text:span text:style-name="T100">begin</text:span></text:p>
      <text:p text:style-name="P54"><text:tab/><text:tab/><text:tab/><text:tab/>for i:= dL downto pos do</text:p>
      <text:p text:style-name="P54"><text:tab/><text:tab/><text:tab/><text:tab/><text:tab/>v[i + 1]:= v[i];</text:p>
      <text:p text:style-name="P54"><text:tab/><text:tab/><text:tab/><text:tab/>v[pos]:= x;</text:p>
      <text:p text:style-name="P54"><text:tab/><text:tab/><text:tab/><text:tab/>dL:= dL + 1;</text:p>
      <text:p text:style-name="P33"><text:span text:style-name="T95"><text:tab/><text:tab/><text:tab/></text:span><text:span text:style-name="T100">end</text:span><text:span text:style-name="T95">;</text:span></text:p>
      <text:p text:style-name="P54"/>
      <text:p text:style-name="P33"><text:span text:style-name="T95"><text:tab/><text:tab/></text:span><text:span text:style-name="T100">Var</text:span></text:p>
      <text:p text:style-name="P54"><text:tab/><text:tab/><text:tab/>pos: indice;</text:p>
      <text:p text:style-name="P33"><text:span text:style-name="T95"><text:tab/><text:tab/></text:span><text:span text:style-name="T100">Begin</text:span></text:p>
      <text:p text:style-name="P33"><text:span text:style-name="T95"><text:tab/><text:tab/><text:tab/>ok:= </text:span><text:span text:style-name="T100">false</text:span></text:p>
      <text:p text:style-name="P33"><text:span text:style-name="T95"><text:tab/><text:tab/><text:tab/></text:span><text:span text:style-name="T100">if</text:span><text:span text:style-name="T95"> (dimL &lt; dimF) </text:span><text:span text:style-name="T100">then begin</text:span></text:p>
      <text:p text:style-name="P33"><text:span text:style-name="T95"><text:tab/><text:tab/><text:tab/><text:tab/>ok:= </text:span><text:span text:style-name="T100">true</text:span><text:span text:style-name="T95">;</text:span></text:p>
      <text:p text:style-name="P54"><text:tab/><text:tab/><text:tab/><text:tab/>pos:= buscarPos(v, dimL, elem):</text:p>
      <text:p text:style-name="P54"><text:tab/><text:tab/><text:tab/><text:tab/>isertar(v, dimL, pos, elem);</text:p>
      <text:p text:style-name="P33"><text:span text:style-name="T95"><text:tab/><text:tab/><text:tab/></text:span><text:span text:style-name="T100">end</text:span><text:span text:style-name="T95">;</text:span></text:p>
      <text:p text:style-name="P33"><text:span text:style-name="T95"><text:tab/><text:tab/></text:span><text:span text:style-name="T100">End</text:span><text:span text:style-name="T95">;</text:span></text:p>
      <text:p text:style-name="P38"><text:span text:style-name="T83"><text:tab/>- </text:span><text:span text:style-name="T91">Borrar elementos:</text:span></text:p>
      <text:p text:style-name="P33"><text:tab/><text:tab/>De una posición determinada.</text:p>
      <text:p text:style-name="P33"><text:tab/><text:tab/><text:tab/>a) Validar la posición a borrar</text:p>
      <text:p text:style-name="P33"><text:tab/><text:tab/><text:tab/>b) Desplazar elementos (a partir de la pos siguiente)</text:p>
      <text:p text:style-name="P33"><text:tab/><text:tab/><text:tab/>c) Disminuir la posL.</text:p>
      <text:p text:style-name="P33"><text:soft-page-break/><text:tab/>- Buscar elementos.</text:p>
      <text:p text:style-name="P33"><text:tab/><text:tab/></text:p>
      <text:p text:style-name="P32"><text:tab/><text:tab/></text:p>
      <text:p text:style-name="P71">Alocaciones de memoria</text:p>
      <text:p text:style-name="P27"><text:span text:style-name="T77"><text:tab/></text:span><text:span text:style-name="T58">Alocación Estática </text:span><text:span text:style-name="T59">(stack) </text:span><text:span text:style-name="T78">→</text:span><text:span text:style-name="T58">Variables estáticas</text:span></text:p>
      <text:p text:style-name="P27"><text:span text:style-name="T44"><text:tab/><text:tab/></text:span><text:span text:style-name="T79">►</text:span><text:span text:style-name="T40">Las estructuras de datos son almacenas estáticamente en la memoria física del ordenador.</text:span></text:p>
      <text:p text:style-name="P27"><text:span text:style-name="T40"><text:tab/><text:tab/></text:span><text:span text:style-name="T79">►</text:span><text:span text:style-name="T40">El espacio de memoria se reserva con anticipación y no cambia durante la ejecución del programa.</text:span></text:p>
      <text:p text:style-name="P27"><text:span text:style-name="T40"><text:tab/><text:tab/></text:span><text:span text:style-name="T79">►</text:span><text:span text:style-name="T40">Esto permite una comprobación de tipos en tiempo de ejecución.</text:span><text:span text:style-name="T44"> </text:span></text:p>
      <text:p text:style-name="Standard"><text:span text:style-name="T44"><text:tab/></text:span><text:span text:style-name="T50">Alocación Dinámica </text:span><text:span text:style-name="T52">(heap)</text:span><text:span text:style-name="T81">→</text:span><text:span text:style-name="T50">Variables dinámicas </text:span></text:p>
      <text:p text:style-name="Standard"><text:span text:style-name="T50"><text:tab/><text:tab/></text:span><text:span text:style-name="T79">►</text:span><text:span text:style-name="T40">Los espacios de memorias asignados a las variables dinámicas se reservan y se liberan durante la <text:tab/><text:tab/> <text:s text:c="2"/>ejecución del programa.</text:span></text:p>
      <text:p text:style-name="Standard"><text:span text:style-name="T40"><text:tab/><text:tab/></text:span><text:span text:style-name="T79">►</text:span><text:span text:style-name="T40">No hay espacio de memoria reservado.</text:span></text:p>
      <text:p text:style-name="Standard"><text:span text:style-name="T40"><text:tab/><text:tab/></text:span><text:span text:style-name="T79">►</text:span><text:span text:style-name="T40">Tienen flexibilidad ya que las estructuras (dinámicas) pueden crecer o decrecer durante la ejecución <text:tab/><text:tab/> <text:s text:c="2"/>del programa.</text:span></text:p>
      <text:p text:style-name="P46">Punteros</text:p>
      <text:p text:style-name="P11"><text:span text:style-name="T71">Tipo de datos</text:span><text:span text:style-name="T70"> ═►</text:span><text:span text:style-name="T71">Simple</text:span><text:span text:style-name="T70"> ═►</text:span><text:span text:style-name="T71">Def por el lenguaje </text:span><text:span text:style-name="T70">═►</text:span><text:span text:style-name="T71">Puntero</text:span></text:p>
      <text:p text:style-name="P11"><text:span text:style-name="T50">Variable estática <text:s/>que </text:span><text:span text:style-name="T52">almacena la dirección en memoria de otra variable</text:span><text:span text:style-name="T50"> (llamada variable dinámica),</text:span></text:p>
      <text:p text:style-name="P42"/>
      <text:p text:style-name="P42"><text:span text:style-name="T15">● </text:span><text:span text:style-name="T16">Valores posibles <text:s/>de un puntero: NIL y dirección de memoria dinámica.</text:span></text:p>
      <text:p text:style-name="P37"/>
      <text:p text:style-name="P11"><text:span text:style-name="T42">●</text:span><text:span text:style-name="T36"> Los punteros (en stack) pueden apuntar solamente a variables dinámicas, es decir, a datos que están almacenados en memoria dinámica (heap). </text:span></text:p>
      <text:p text:style-name="P42"/>
      <text:p text:style-name="P42"><text:span text:style-name="T15">● </text:span><text:span text:style-name="T16">Cada variable de tipo puntero puede apuntar a un único tipo de dato (en heap) cualquiera sea, incluso tipos estructurados.<text:tab/></text:span><text:span text:style-name="T17">( TYPE PunteroAString = ^string)</text:span></text:p>
      <text:p text:style-name="P31"/>
      <text:p text:style-name="P12"><text:span text:style-name="T42">● </text:span><text:span text:style-name="T36">Una variable de tipo puntero ocupa 4 bytes de memoria (stack) para su representación interna es Pascal, independientemente <text:s/>del tipo de dato al que apunta.</text:span></text:p>
      <text:p text:style-name="P42"/>
      <text:p text:style-name="P45">Operaciones Permitidas</text:p>
      <text:p text:style-name="P11"><text:span text:style-name="T61"><text:tab/><text:tab/>1. </text:span><text:span text:style-name="T62">Creación de una variable puntero</text:span></text:p>
      <text:p text:style-name="P68"><text:tab/><text:tab/><text:tab/>-Reservar memoria dinámica (new).</text:p>
      <text:p text:style-name="P11"><text:span text:style-name="T40"><text:tab/><text:tab/>2. </text:span><text:span text:style-name="T44">Eliminación de la variable referenciada</text:span></text:p>
      <text:p text:style-name="P33"><text:tab/><text:tab/><text:tab/>-Liberar memoria dinámica (dispose).</text:p>
      <text:p text:style-name="P11"><text:span text:style-name="T50"><text:tab/><text:tab/></text:span><text:span text:style-name="T40">3. </text:span><text:span text:style-name="T44">Asignación</text:span></text:p>
      <text:p text:style-name="P33"><text:tab/><text:tab/><text:tab/>-Entre variables punteros ( p:= q ). </text:p>
      <text:p text:style-name="P33"><text:tab/><text:tab/><text:tab/>-A la variable referenciada ( p^:= q^ ).</text:p>
      <text:p text:style-name="P33"><text:tab/><text:tab/><text:tab/>-Asignar (nil).</text:p>
      <text:p text:style-name="P11"><text:span text:style-name="T40"><text:tab/><text:tab/>4. </text:span><text:span text:style-name="T44">Acceso a la información (^) de la variable referenciada (p^.nombre)</text:span></text:p>
      <text:p text:style-name="P11"><text:span text:style-name="T50"><text:tab/><text:tab/></text:span><text:span text:style-name="T40">5. </text:span><text:span text:style-name="T44">Comparación de una variable puntero </text:span></text:p>
      <text:p text:style-name="P33"><text:tab/><text:tab/><text:tab/>-Desigualdad (p &lt;&gt; q).</text:p>
      <text:p text:style-name="P33"><text:tab/><text:tab/><text:tab/>-Igualdad (p = q).</text:p>
      <text:p text:style-name="P45">Operaciones No Permitidas</text:p>
      <text:p text:style-name="P33"><text:tab/><text:tab/>1. <text:span text:style-name="T93">Lectura:</text:span> No se permite hacer read sobre una variable tipo puntero.</text:p>
      <text:p text:style-name="P33"><text:tab/><text:tab/>2. <text:span text:style-name="T93">Impresión:</text:span> No se permite hacer write sobre una variable tipo puntero.</text:p>
      <text:p text:style-name="P33"><text:tab/><text:tab/>3. <text:span text:style-name="T93">Asignación:</text:span> No se permite asignar una dirección a una variable tipo puntero.</text:p>
      <text:p text:style-name="P33"><text:tab/><text:tab/>4. <text:span text:style-name="T93">Comparación:</text:span> No se permite comparar por mayor o menor la variable tipo puntero.</text:p>
      <text:p text:style-name="P33"/>
      <text:p text:style-name="P33"/>
      <text:p text:style-name="P46">Listas</text:p>
      <text:p text:style-name="P33"><text:span text:style-name="T9">Tipo de datos</text:span><text:span text:style-name="T6"> ═►</text:span><text:span text:style-name="T9">Simple</text:span><text:span text:style-name="T6"> ═►</text:span><text:span text:style-name="T9">Def por el lenguaje </text:span><text:span text:style-name="T6">═►</text:span><text:span text:style-name="T9">Listas</text:span></text:p>
      <text:p text:style-name="P11"><text:span text:style-name="T50">► Colección de elementos </text:span><text:span text:style-name="T52">homogéneos, </text:span><text:span text:style-name="T50">con una </text:span><text:span text:style-name="T52">relación lineal </text:span><text:span text:style-name="T50">que los vincula, es decir que cada elemento tiene un único predecesor (excepto el primero), y un único sucesor (excepto el último).</text:span></text:p>
      <text:p text:style-name="P11"><text:span text:style-name="T50">► Los elementos que la componen no ocupan posiciones secuenciales o contiguas de memoria. Es decir pueden aparecer </text:span><text:span text:style-name="T52">dispersos en la memoria</text:span><text:span text:style-name="T50">, pero </text:span><text:span text:style-name="T52">mantienen un orden lógico interno</text:span><text:span text:style-name="T50"> y es de </text:span><text:span text:style-name="T52">acceso secuencial</text:span><text:span text:style-name="T50">.</text:span></text:p>
      <text:p text:style-name="P42"/>
      <text:p text:style-name="P45">Características:</text:p>
      <text:p text:style-name="P33"><text:tab/><text:span text:style-name="T107">►</text:span> Compuesta por nodos conectados por medio de enlaces o punteros.</text:p>
      <text:p text:style-name="P33"><text:tab/><text:span text:style-name="T107">►</text:span> Cuando se necesita agregar nodos a la estructura, se solicita espacio adicional (New).</text:p>
      <text:p text:style-name="P33"><text:soft-page-break/><text:tab/><text:span text:style-name="T107">►</text:span> Cuando existen nodo que ya no se necesitan, pueden ser borrados, liberando memoria (Dispose).</text:p>
      <text:p text:style-name="P33"><text:tab/><text:span text:style-name="T107">►</text:span> Siempre se debe conocer la dirección del primer nodo de la lista (puntero inicial).</text:p>
      <text:p text:style-name="P33"><text:tab/><text:span text:style-name="T107">►</text:span> El ultimo nodo de la lista se caracteriza por tener <text:s/>su enlace en “nill”.</text:p>
      <text:p text:style-name="P30"><text:span text:style-name="T61">Operaciones:</text:span><text:span text:style-name="T40"> </text:span></text:p>
      <text:p text:style-name="P33"><text:tab/>1. Recorrer una Lista:</text:p>
      <text:p text:style-name="P33"><text:tab/><text:tab/><text:span text:style-name="T101">Procedure</text:span><text:span text:style-name="T84"> Recorrido (l: Lista);</text:span></text:p>
      <text:p text:style-name="P42"><text:tab/><text:tab/><text:span text:style-name="T100">Begin</text:span></text:p>
      <text:p text:style-name="P42"><text:tab/><text:tab/><text:tab/><text:span text:style-name="T100">while</text:span><text:span text:style-name="T93"> </text:span>(l &lt;&gt; nil) <text:span text:style-name="T100">do begin</text:span></text:p>
      <text:p text:style-name="P42"><text:tab/><text:tab/><text:tab/><text:tab/>….</text:p>
      <text:p text:style-name="P42"><text:tab/><text:tab/><text:tab/><text:tab/>l:= l^.sig</text:p>
      <text:p text:style-name="P42"><text:tab/><text:tab/><text:tab/><text:span text:style-name="T100">end;</text:span></text:p>
      <text:p text:style-name="P34"><text:span text:style-name="T84"><text:tab/><text:tab/></text:span><text:span text:style-name="T101">End.</text:span><text:tab/></text:p>
      <text:p text:style-name="P34"><text:tab/></text:p>
      <text:p text:style-name="P34"><text:tab/>2. Buscar un elemento en la lista:</text:p>
      <text:p text:style-name="P34"><text:tab/><text:tab/><text:span text:style-name="T101">Function</text:span><text:span text:style-name="T84"> Buscar (l: lista; x: info): boolean;</text:span></text:p>
      <text:p text:style-name="P43"><text:tab/><text:tab/><text:span text:style-name="T100">Var</text:span></text:p>
      <text:p text:style-name="P43"><text:tab/><text:tab/><text:tab/><text:span text:style-name="T95">encontre</text:span>: boolean;</text:p>
      <text:p text:style-name="P43"><text:tab/><text:tab/><text:span text:style-name="T100">Begin</text:span></text:p>
      <text:p text:style-name="P43"><text:tab/><text:tab/><text:tab/><text:span text:style-name="T95">encotre</text:span>:= false;</text:p>
      <text:p text:style-name="P43"><text:tab/><text:tab/><text:tab/><text:span text:style-name="T100">while</text:span> (l &lt;&gt; nil) <text:span text:style-name="T100">and</text:span> (not encontre) <text:span text:style-name="T100">do</text:span></text:p>
      <text:p text:style-name="P43"><text:tab/><text:tab/><text:tab/><text:tab/><text:span text:style-name="T100">if</text:span> (x = l^.datos.x) <text:span text:style-name="T100">then</text:span></text:p>
      <text:p text:style-name="P43"><text:tab/><text:tab/><text:tab/><text:tab/><text:tab/>encontre:= true;</text:p>
      <text:p text:style-name="P43"><text:tab/><text:tab/><text:tab/><text:tab/><text:span text:style-name="T100">else</text:span></text:p>
      <text:p text:style-name="P43"><text:tab/><text:tab/><text:tab/><text:tab/><text:tab/>l:= l^.sig;</text:p>
      <text:p text:style-name="P43"><text:tab/><text:tab/><text:tab/>Buscar:= encontre;</text:p>
      <text:p text:style-name="P43"><text:tab/><text:tab/><text:span text:style-name="T100">End</text:span>.</text:p>
      <text:p text:style-name="P43"/>
      <text:p text:style-name="P34"><text:tab/>3. Crear una lista vacía:</text:p>
      <text:p text:style-name="P34"><text:tab/><text:tab/>L:= <text:span text:style-name="T100">nil</text:span>; </text:p>
      <text:p text:style-name="P34"/>
      <text:p text:style-name="P33"><text:tab/>4. Agregar un elemento al principio de la lista:</text:p>
      <text:p text:style-name="P33"><text:tab/><text:tab/><text:span text:style-name="T104">Procedure</text:span><text:span text:style-name="T92"> AgregarAdelante (</text:span><text:span text:style-name="T104">var</text:span><text:span text:style-name="T92"> L: lista; x: info);</text:span></text:p>
      <text:p text:style-name="P47"><text:tab/><text:tab/><text:span text:style-name="T100">Var</text:span></text:p>
      <text:p text:style-name="P47"><text:tab/><text:tab/><text:tab/>nodo: lista;</text:p>
      <text:p text:style-name="P47"><text:tab/><text:tab/><text:span text:style-name="T100">Begin</text:span></text:p>
      <text:p text:style-name="P47"><text:tab/><text:tab/><text:tab/><text:span text:style-name="T100">new</text:span>(nodo);</text:p>
      <text:p text:style-name="P47"><text:tab/><text:tab/><text:tab/>nodo^.datos:= x;</text:p>
      <text:p text:style-name="P47"><text:tab/><text:tab/><text:tab/>nodo^.sig:= L;</text:p>
      <text:p text:style-name="P47"><text:tab/><text:tab/><text:tab/>L:= nodo</text:p>
      <text:p text:style-name="P47"><text:tab/><text:tab/><text:span text:style-name="T100">End</text:span>.</text:p>
      <text:p text:style-name="P47"/>
      <text:p text:style-name="P33"><text:tab/>5. Agregar un elemento al final de la lista:</text:p>
      <text:p text:style-name="P33"><text:tab/><text:tab/><text:span text:style-name="T101">Procedure</text:span><text:span text:style-name="T84"> AgregarAtras ( </text:span><text:span text:style-name="T101">var</text:span><text:span text:style-name="T84"> l, ult: lista; x: info);</text:span></text:p>
      <text:p text:style-name="P42"><text:tab/><text:tab/><text:span text:style-name="T100">Var</text:span></text:p>
      <text:p text:style-name="P42"><text:tab/><text:tab/><text:tab/>nodo: lista;</text:p>
      <text:p text:style-name="P42"><text:tab/><text:tab/><text:span text:style-name="T100">Beign</text:span></text:p>
      <text:p text:style-name="P42"><text:tab/><text:tab/><text:tab/><text:span text:style-name="T100">new</text:span>(nodo);</text:p>
      <text:p text:style-name="P42"><text:tab/><text:tab/><text:tab/>nodo^.datos:= x;</text:p>
      <text:p text:style-name="P42"><text:tab/><text:tab/><text:tab/>nodo^.sig:= nil;</text:p>
      <text:p text:style-name="P42"><text:tab/><text:tab/><text:tab/><text:span text:style-name="T100">if</text:span> (l &lt;&gt; nil) <text:span text:style-name="T100">then</text:span></text:p>
      <text:p text:style-name="P42"><text:tab/><text:tab/><text:tab/><text:tab/>ult^.sig:= nil;</text:p>
      <text:p text:style-name="P42"><text:tab/><text:tab/><text:tab/><text:tab/><text:span text:style-name="T100">else</text:span></text:p>
      <text:p text:style-name="P42"><text:tab/><text:tab/><text:tab/><text:tab/><text:tab/>l:= nodo;</text:p>
      <text:p text:style-name="P42"><text:tab/><text:tab/><text:tab/>ult:= nodo;</text:p>
      <text:p text:style-name="P42"><text:tab/><text:tab/><text:span text:style-name="T100">End</text:span>.</text:p>
      <text:p text:style-name="P42"/>
      <text:p text:style-name="P33"><text:tab/>6. Eliminar un elemento de la lista:</text:p>
      <text:p text:style-name="P33"><text:tab/><text:tab/><text:span text:style-name="T101">Procedure</text:span><text:span text:style-name="T84"> BorrarElemento (</text:span><text:span text:style-name="T101">var</text:span><text:span text:style-name="T84"> </text:span><text:span text:style-name="T85">l</text:span><text:span text:style-name="T84">:lista; x: info; </text:span><text:span text:style-name="T101">var</text:span><text:span text:style-name="T84"> ok: </text:span><text:span text:style-name="T101">boolean</text:span><text:span text:style-name="T84">);</text:span></text:p>
      <text:p text:style-name="P42"><text:tab/><text:tab/><text:span text:style-name="T100">Var</text:span></text:p>
      <text:p text:style-name="P42"><text:tab/><text:tab/><text:tab/>ant, act: lista;</text:p>
      <text:p text:style-name="P42"><text:tab/><text:tab/><text:span text:style-name="T100">Begin</text:span></text:p>
      <text:p text:style-name="P42"><text:tab/><text:tab/><text:tab/><text:span text:style-name="T95">ok</text:span>:= false;</text:p>
      <text:p text:style-name="P42"><text:tab/><text:tab/><text:tab/>act:= <text:span text:style-name="T123">l</text:span>;</text:p>
      <text:p text:style-name="P33"><text:soft-page-break/><text:span text:style-name="T84"><text:tab/><text:tab/><text:tab/></text:span><text:span text:style-name="T101">while</text:span><text:span text:style-name="T84"> (act &lt;&gt; nil) </text:span><text:span text:style-name="T101">and</text:span><text:span text:style-name="T84"> (act^.datos.x &lt;&gt; x) </text:span><text:span text:style-name="T101">do</text:span><text:span text:style-name="T84"> </text:span><text:span text:style-name="T101">begin</text:span></text:p>
      <text:p text:style-name="P42"><text:tab/><text:tab/><text:tab/><text:tab/>ant:= act;</text:p>
      <text:p text:style-name="P42"><text:tab/><text:tab/><text:tab/><text:tab/>act:= act^.sig</text:p>
      <text:p text:style-name="P42"><text:tab/><text:tab/><text:tab/><text:span text:style-name="T100">end</text:span>;</text:p>
      <text:p text:style-name="P42"><text:tab/><text:tab/><text:tab/><text:span text:style-name="T100">if</text:span> (act &lt;&gt; nil) <text:span text:style-name="T100">then</text:span> <text:span text:style-name="T100">begin</text:span></text:p>
      <text:p text:style-name="P42"><text:tab/><text:tab/><text:tab/><text:tab/>éxito:= true;</text:p>
      <text:p text:style-name="P42"><text:tab/><text:tab/><text:tab/><text:tab/><text:span text:style-name="T100">if</text:span> (act = <text:span text:style-name="T124">l</text:span>) <text:span text:style-name="T100">then</text:span></text:p>
      <text:p text:style-name="P42"><text:tab/><text:tab/><text:tab/><text:tab/><text:tab/><text:span text:style-name="T124">l</text:span>:= act^.sig</text:p>
      <text:p text:style-name="P42"><text:tab/><text:tab/><text:tab/><text:tab/><text:span text:style-name="T100">else</text:span></text:p>
      <text:p text:style-name="P42"><text:tab/><text:tab/><text:tab/><text:tab/><text:tab/>ant^.sig:= act^.sig;</text:p>
      <text:p text:style-name="P42"><text:tab/><text:tab/><text:tab/><text:tab/><text:span text:style-name="T100">dispose</text:span> (act);</text:p>
      <text:p text:style-name="P42"><text:tab/><text:tab/><text:tab/><text:span text:style-name="T100">end</text:span>;</text:p>
      <text:p text:style-name="P42"><text:tab/><text:tab/><text:span text:style-name="T100">End</text:span>.</text:p>
      <text:p text:style-name="P42"/>
      <text:p text:style-name="P33"><text:tab/>7. Insertar un nuevo elemento en una lista ordenada:</text:p>
      <text:p text:style-name="P33"><text:tab/><text:tab/><text:span text:style-name="T101">Procedure</text:span><text:span text:style-name="T84"> InsertarElemento(</text:span><text:span text:style-name="T101">var</text:span><text:span text:style-name="T84"> l: lista; elem: info);</text:span></text:p>
      <text:p text:style-name="P33"><text:span text:style-name="T84"><text:tab/><text:tab/></text:span><text:span text:style-name="T101">Var</text:span></text:p>
      <text:p text:style-name="P42"><text:tab/><text:tab/><text:tab/>ant, nodo, act: lista;</text:p>
      <text:p text:style-name="P33"><text:span text:style-name="T84"><text:tab/><text:tab/></text:span><text:span text:style-name="T101">Begin</text:span></text:p>
      <text:p text:style-name="P33"><text:span text:style-name="T84"><text:tab/><text:tab/><text:tab/></text:span><text:span text:style-name="T101">new</text:span><text:span text:style-name="T84">(nodo);</text:span></text:p>
      <text:p text:style-name="P42"><text:tab/><text:tab/><text:tab/>nodo^.datos:= elem;</text:p>
      <text:p text:style-name="P42"><text:tab/><text:tab/><text:tab/>act:= l;</text:p>
      <text:p text:style-name="P33"><text:span text:style-name="T84"><text:tab/><text:tab/><text:tab/></text:span><text:span text:style-name="T101">while</text:span><text:span text:style-name="T84"> (act &lt;&gt; nil) </text:span><text:span text:style-name="T101">and</text:span><text:span text:style-name="T84"> (act^.datos.x &lt; elem.x) </text:span><text:span text:style-name="T101">do begin</text:span></text:p>
      <text:p text:style-name="P42"><text:tab/><text:tab/><text:tab/><text:tab/>ant:= act;</text:p>
      <text:p text:style-name="P42"><text:tab/><text:tab/><text:tab/><text:tab/>act:=act^.sig;</text:p>
      <text:p text:style-name="P33"><text:span text:style-name="T84"><text:tab/><text:tab/><text:tab/></text:span><text:span text:style-name="T101">end;</text:span></text:p>
      <text:p text:style-name="P33"><text:span text:style-name="T84"><text:tab/><text:tab/><text:tab/></text:span><text:span text:style-name="T101">if</text:span><text:span text:style-name="T84"> (act = l) </text:span><text:span text:style-name="T101">then</text:span></text:p>
      <text:p text:style-name="P42"><text:tab/><text:tab/><text:tab/><text:tab/>l:= nodo;</text:p>
      <text:p text:style-name="P33"><text:span text:style-name="T84"><text:tab/><text:tab/><text:tab/></text:span><text:span text:style-name="T101">else</text:span></text:p>
      <text:p text:style-name="P42"><text:tab/><text:tab/><text:tab/><text:tab/>ant^.sig:= nodo;</text:p>
      <text:p text:style-name="P42"><text:tab/><text:tab/><text:tab/>nodo^.sig:= act;</text:p>
      <text:p text:style-name="P33"><text:span text:style-name="T84"><text:tab/><text:tab/></text:span><text:span text:style-name="T101">End;</text:span></text:p>
      <text:p text:style-name="P33"/>
      <text:p text:style-name="P33"/>
      <text:p text:style-name="P33"><text:span text:style-name="T89">CORRECCIÓN Y EFICIENCIA</text:span> </text:p>
      <text:p text:style-name="P33"/>
      <text:p text:style-name="P33"><text:tab/><text:span text:style-name="T10">Corrección:</text:span> <text:span text:style-name="T11">Un programa es </text:span><text:span text:style-name="T10">correcto </text:span><text:span text:style-name="T11">si cumple con la especificaciones del problema a resolver. Por esta razón, es que la especificación debe ser completa, precisa y no ambigua.</text:span></text:p>
      <text:p text:style-name="P33"><text:tab/><text:tab/><text:span text:style-name="T5">Técnicas</text:span><text:span text:style-name="T90">:</text:span> </text:p>
      <text:p text:style-name="P33"><text:tab/><text:tab/><text:tab/>▪<text:span text:style-name="T119"> </text:span>Testing, proceso mediante el cual se proveen evidencias convincentes respecto a que el <text:tab/><text:tab/><text:tab/><text:tab/>programa hace el trabajo esperado.</text:p>
      <text:p text:style-name="P33"><text:tab/><text:tab/><text:tab/>▪ Debuggin, proceso de descubrir y reparar la causa del error (errores sintácticos, lógicos o <text:tab/><text:tab/><text:tab/>de sistema).</text:p>
      <text:p text:style-name="P33"><text:tab/><text:tab/><text:tab/>▪ Walkthrough, consiste en recorrer el programa ante una audiencia, de esta forma una <text:tab/><text:tab/><text:tab/><text:tab/>persona ajena al código reconocerá errores mas fácilmente.</text:p>
      <text:p text:style-name="P33"><text:tab/><text:tab/><text:tab/>▪ Verificación, significa controlar que se cumplan con las pre y post condiciones <text:tab/>del <text:tab/><text:tab/><text:tab/><text:tab/>programa.</text:p>
      <text:p text:style-name="P33"/>
      <text:p text:style-name="P35"><text:span text:style-name="T82"><text:tab/></text:span><text:span text:style-name="T72">Eficiencia: </text:span><text:span text:style-name="T73">Se la define como una métrica de calidad de los algoritmos, asociada con una utilización óptima de los recursos del sistema de cómputo donde se ejecutará el programa, principalmente la memoria utilizada y el tiempo de ejecución empleado.</text:span></text:p>
      <text:p text:style-name="P33"><text:span text:style-name="T73"><text:tab/><text:tab/></text:span><text:span text:style-name="T75">Maneras de calcular:</text:span></text:p>
      <text:p text:style-name="P33"><text:span text:style-name="T13"><text:tab/><text:tab/><text:tab/></text:span><text:span text:style-name="T84">▪ Análisis Empírico:</text:span> Es necesario ejecutar el programa y medir el tiempo empleado en la <text:tab/><text:tab/><text:tab/><text:tab/>ejecución. Puede dar información pobre de los recursos consumidos.</text:p>
      <text:p text:style-name="P33"><text:tab/><text:tab/><text:tab/><text:tab/>-Ventajas: El tiempo es preciso y es fácil de realizar.</text:p>
      <text:p text:style-name="P33"/>
      <text:p text:style-name="P33"><text:tab/><text:tab/><text:tab/><text:tab/>-Desventajas: Obtienes valores exactos para una maquina y unos datos <text:tab/><text:tab/><text:tab/><text:tab/><text:tab/><text:tab/>determinados, es completamente dependiente de la maquina donde se ejecuta, <text:tab/><text:tab/><text:tab/><text:tab/><text:tab/>requiere implementar el algoritmo y ejecutarlo repetidas veces.</text:p>
      <text:p text:style-name="P33"/>
      <text:p text:style-name="P11"><text:soft-page-break/><text:span text:style-name="T40"><text:tab/><text:tab/><text:tab/></text:span><text:span text:style-name="T50">▪ Análisis Teórico:</text:span><text:span text:style-name="T40"> Es necesario establecer una medida intrínseca de la cantidad de trabajo<text:tab/><text:tab/><text:tab/><text:tab/>realizado por el algoritmo (permite comparar algoritmos y seleccionar la mejor <text:tab/><text:tab/><text:tab/><text:tab/><text:tab/>implementación. No se necesita ejecutar.</text:span></text:p>
      <text:p text:style-name="P11"><text:span text:style-name="T40"><text:tab/><text:tab/><text:tab/></text:span><text:span text:style-name="T41">Consideraciones generales para tener en cuenta al hacer al hacer el cálculo teórico:</text:span></text:p>
      <text:p text:style-name="P67"><text:tab/><text:tab/><text:tab/><text:tab/>-Considerar el nro de op elem que emplea el algoritmo.</text:p>
      <text:p text:style-name="P67"><text:tab/><text:tab/><text:tab/><text:tab/>-Considerar que una op elem utiliza un tiempo constante para su ejecución, <text:tab/><text:tab/><text:tab/><text:tab/><text:tab/>independientemente del tipo de dato con el que se trabaje.</text:p>
      <text:p text:style-name="P67"><text:tab/><text:tab/><text:tab/><text:tab/>-Suponer que cada op elem se ejecutará en una unidad de tiempo (dejando de lado <text:tab/><text:tab/><text:tab/><text:tab/>la magnitud).</text:p>
      <text:p text:style-name="P67"><text:tab/><text:tab/><text:tab/><text:tab/>-Suponer que una op elem es una asignación, una comparación o una operación <text:tab/><text:tab/><text:tab/><text:tab/><text:tab/>aritmética/lógica simple.</text:p>
      <text:p text:style-name="P67"><text:tab/><text:tab/><text:tab/><text:tab/></text:p>
      <text:p text:style-name="P33"/>
      <text:p text:style-name="P33"><text:tab/><text:tab/><text:tab/><text:tab/>Ventajas: Obtiene valores aproximados, independiente de la maquina donde se lo <text:tab/><text:tab/><text:tab/><text:tab/>ejecute y permite analizar el comportamiento.</text:p>
      <text:p text:style-name="P33"><text:tab/><text:tab/><text:tab/></text:p>
      <text:p text:style-name="P33"/>
      <text:p text:style-name="P48">Calculo Teórico del tiempo de ejecución: </text:p>
      <text:p text:style-name="P49"/>
      <text:p text:style-name="P52"><text:span text:style-name="T100">Type</text:span><text:span text:style-name="T108"> </text:span><text:span text:style-name="T111">temperaturas = </text:span><text:span text:style-name="T106">array</text:span><text:span text:style-name="T111"> [1..30] </text:span><text:span text:style-name="T106">of</text:span><text:span text:style-name="T111"> </text:span><text:span text:style-name="T106">real</text:span><text:span text:style-name="T111">;</text:span></text:p>
      <text:p text:style-name="P56"/>
      <text:p text:style-name="P53"><text:span text:style-name="T105">Function</text:span><text:span text:style-name="T109"> </text:span><text:span text:style-name="T111">contar (tem: temperaturas): </text:span><text:span text:style-name="T106">integer</text:span><text:span text:style-name="T111">;</text:span></text:p>
      <text:p text:style-name="P51"><text:span text:style-name="T101">Var</text:span><text:span text:style-name="T108"> </text:span></text:p>
      <text:p text:style-name="P50"><text:span text:style-name="T110"><text:tab/></text:span><text:span text:style-name="T113">i: 1..30; </text:span></text:p>
      <text:p text:style-name="P53"><text:span text:style-name="T111"><text:tab/>can10 : </text:span><text:span text:style-name="T106">integer</text:span><text:span text:style-name="T111">;</text:span></text:p>
      <text:p text:style-name="P59">begin</text:p>
      <text:p text:style-name="P50"><text:span text:style-name="T111"><text:tab/></text:span><text:span text:style-name="T113">can10 := 0;</text:span><text:span text:style-name="T111"> <text:tab/></text:span><text:span text:style-name="T117"> (asignación), 1 unidad</text:span></text:p>
      <text:p text:style-name="P60"/>
      <text:p text:style-name="P50"><text:span text:style-name="T114"><text:tab/></text:span><text:span text:style-name="T102">For</text:span><text:span text:style-name="T115"> </text:span><text:span text:style-name="T113">i := 1 </text:span><text:span text:style-name="T102">to</text:span><text:span text:style-name="T114"> </text:span><text:span text:style-name="T113">30 </text:span><text:span text:style-name="T102">do</text:span><text:span text:style-name="T112"> <text:tab/></text:span><text:span text:style-name="T117"> inicialización (i:= 1), testeo (i &lt;= 30), e incremento (i:= i + 1)</text:span></text:p>
      <text:p text:style-name="P60"><text:tab/><text:tab/><text:tab/><text:tab/><text:tab/>1 unidad<text:tab/>31 unidades<text:tab/><text:tab/>30*2<text:tab/> <text:s text:c="8"/>= 3*n + 2</text:p>
      <text:p text:style-name="P60"/>
      <text:p text:style-name="P50"><text:span text:style-name="T109"><text:tab/><text:tab/></text:span><text:span text:style-name="T102">If</text:span><text:span text:style-name="T114"> </text:span><text:span text:style-name="T113">(tem[i] = 10) </text:span><text:span text:style-name="T102">then</text:span><text:span text:style-name="T112"> </text:span><text:span text:style-name="T109"><text:tab/><text:tab/></text:span><text:span text:style-name="T117"> <text:s text:c="2"/>evaluación de condición (tem[i] = 10), 30 unidades</text:span></text:p>
      <text:p text:style-name="P55"><text:span text:style-name="T84"><text:tab/><text:tab/><text:tab/>can10 := can10 + 1;</text:span><text:tab/><text:tab/><text:span text:style-name="T116">(</text:span><text:span text:style-name="T118">suma y asignación), 30*2 unidades</text:span></text:p>
      <text:p text:style-name="P60"/>
      <text:p text:style-name="P57"><text:span text:style-name="T111"><text:tab/></text:span><text:span text:style-name="T113">contar := can10;</text:span><text:span text:style-name="T111"> <text:tab/></text:span><text:span text:style-name="T117"> (asignación), 1 unidad</text:span></text:p>
      <text:p text:style-name="P57"><text:span text:style-name="T103">end;</text:span><text:span text:style-name="T117"><text:tab/><text:tab/></text:span></text:p>
      <text:p text:style-name="P61"><text:tab/>TOTAL = 1 +(3*30 + 2) + 30 + 30*2 + 1 = 1 + 92 + 30 + 60 + 1 = 184 unidades como máximo</text:p>
      <text:p text:style-name="P33"><text:tab/><text:tab/><text:tab/></text:p>
      <text:p text:style-name="P41"/>
      <text:p text:style-name="P75">Program W;</text:p>
      <text:p text:style-name="P74"/>
      <text:p text:style-name="P75">Var</text:p>
      <text:p text:style-name="P74"><text:tab/>nota, i, suma, prom: <text:span text:style-name="T126">integer</text:span>;</text:p>
      <text:p text:style-name="P75">Begin</text:p>
      <text:p text:style-name="P74"><text:tab/>suma:= 0;<text:tab/><text:tab/><text:span text:style-name="T129">1ut</text:span></text:p>
      <text:p text:style-name="P74"><text:tab/>total:= 0;<text:tab/><text:tab/><text:span text:style-name="T129">1ut</text:span></text:p>
      <text:p text:style-name="P74"><text:tab/><text:span text:style-name="T122">read(nota);</text:span></text:p>
      <text:p text:style-name="P74"><text:tab/><text:span text:style-name="T126">while</text:span> (nota &lt;&gt; -1) <text:span text:style-name="T126">do begin</text:span><text:tab/><text:tab/><text:span text:style-name="T128">n + 1 </text:span><text:span text:style-name="T130">ut</text:span><text:span text:style-name="T128"> (n veces por True, más una por False)</text:span></text:p>
      <text:p text:style-name="P74"><text:tab/><text:tab/>total:= total + 1;<text:tab/><text:tab/><text:tab/><text:span text:style-name="T130">2ut</text:span></text:p>
      <text:p text:style-name="P74"><text:tab/><text:tab/>suma:= suma + nota;<text:tab/><text:tab/><text:span text:style-name="T130">2ut</text:span></text:p>
      <text:p text:style-name="P74"><text:tab/><text:tab/><text:span text:style-name="T122">read(nota);</text:span><text:tab/><text:tab/><text:tab/></text:p>
      <text:p text:style-name="P74"><text:tab/><text:span text:style-name="T126">end</text:span>;<text:tab/><text:tab/><text:tab/><text:tab/><text:span text:style-name="T130">=&gt; (4ut * n) + n + 1) + 4ut = (4n tu + n + 1) + 4ut = 5n ut + 5ut</text:span></text:p>
      <text:p text:style-name="P74"><text:tab/>prom:= suma / total;<text:tab/><text:tab/><text:span text:style-name="T129">2ut</text:span></text:p>
      <text:p text:style-name="P74"><text:tab/><text:span text:style-name="T122">writeln(‘Promedio: ’, prom);</text:span></text:p>
      <text:p text:style-name="P73"><text:span text:style-name="T127">End</text:span><text:span text:style-name="T122">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SansMono" svg:font-family="DejaVuSansMono" style:font-family-generic="modern" style:font-pitch="fixed"/>
    <style:font-face style:name="DejaVuSansMono-Bold" svg:font-family="DejaVuSansMono-Bold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1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10.026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11.29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12.56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13.83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15.10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16.37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17.64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18.9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20.18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5.875cm" fo:text-indent="-0.635cm" fo:margin-left="15.87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5T17:17:04.523000000</meta:creation-date>
    <dc:date>2022-08-24T19:22:17.482000000</dc:date>
    <meta:editing-duration>P24DT8H46M</meta:editing-duration>
    <meta:editing-cycles>67</meta:editing-cycles>
    <meta:generator>LibreOffice/7.3.5.2$Windows_X86_64 LibreOffice_project/184fe81b8c8c30d8b5082578aee2fed2ea847c01</meta:generator>
    <meta:document-statistic meta:table-count="0" meta:image-count="0" meta:object-count="0" meta:page-count="9" meta:paragraph-count="395" meta:word-count="3624" meta:character-count="23271" meta:non-whitespace-character-count="18961"/>
  </office:meta>
</office:document-meta>
</file>